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81cm"/>
    </style:style>
    <style:style style:name="co2" style:family="table-column">
      <style:table-column-properties fo:break-before="auto" style:column-width="1.764cm"/>
    </style:style>
    <style:style style:name="co3" style:family="table-column">
      <style:table-column-properties fo:break-before="auto" style:column-width="1.785cm"/>
    </style:style>
    <style:style style:name="co4" style:family="table-column">
      <style:table-column-properties fo:break-before="auto" style:column-width="1.976cm"/>
    </style:style>
    <style:style style:name="co5" style:family="table-column">
      <style:table-column-properties fo:break-before="auto" style:column-width="2.187cm"/>
    </style:style>
    <style:style style:name="co6" style:family="table-column">
      <style:table-column-properties fo:break-before="auto" style:column-width="2.14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b4c7dc" fo:border="0.74pt solid #808080"/>
      <style:text-properties fo:font-size="10.5pt" fo:font-weight="bold" style:font-size-asian="10.5pt" style:font-weight-asian="bold" style:font-size-complex="10.5pt" style:font-weight-complex="bold"/>
    </style:style>
    <style:style style:name="ce25" style:family="table-cell" style:parent-style-name="Default">
      <style:table-cell-properties style:text-align-source="fix" style:repeat-content="false" fo:border="0.74pt solid #80808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="0.74pt solid #808080"/>
    </style:style>
    <style:style style:name="ce29" style:family="table-cell" style:parent-style-name="Default">
      <style:table-cell-properties fo:background-color="#bbdefb" style:text-align-source="fix" style:repeat-content="false" fo:border="0.74pt solid #80808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bbdefb" fo:border="0.74pt solid #80808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0f4c3" style:text-align-source="fix" style:repeat-content="false" fo:border="0.74pt solid #80808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0f4c3" fo:border="0.74pt solid #808080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8bbd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ccffcc"/>
    </style:style>
    <style:style style:name="ce21" style:family="table-cell" style:parent-style-name="Default">
      <style:text-properties fo:color="#808080" fo:font-style="italic" style:font-style-asian="italic" style:font-style-complex="italic"/>
    </style:style>
    <style:style style:name="ce22" style:family="table-cell" style:parent-style-name="Default">
      <style:text-properties fo:color="#cc0000"/>
    </style:style>
    <style:style style:name="ce48" style:family="table-cell" style:parent-style-name="Default">
      <style:table-cell-properties fo:border="0.74pt solid #808080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bbdefb" fo:border="0.74pt solid #808080"/>
    </style:style>
    <style:style style:name="ce16" style:family="table-cell" style:parent-style-name="Default">
      <style:table-cell-properties fo:border-bottom="0.74pt groove #2a6099" fo:background-color="#f0f4c3" fo:border-left="0.74pt groove #2a6099" fo:border-right="none" fo:border-top="0.74pt groove #2a6099"/>
    </style:style>
    <style:style style:name="ce50" style:family="table-cell" style:parent-style-name="Default">
      <style:table-cell-properties fo:background-color="#f0f4c3" fo:border="0.74pt solid #808080"/>
    </style:style>
    <style:style style:name="ce2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b4c7dc" style:text-align-source="fix" style:repeat-content="false" fo:border="0.74pt solid #80808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27" style:family="table-cell" style:parent-style-name="Default">
      <style:table-cell-properties style:text-align-source="fix" style:repeat-content="false" fo:border="0.74pt solid #80808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  <style:map style:condition="cell-content()=0" style:apply-style-name="Untitled1" style:base-cell-address="'order by UPPER filter'.C2"/>
      <style:map style:condition="cell-content()=5" style:apply-style-name="Untitled2" style:base-cell-address="'order by UPPER filter'.C2"/>
      <style:map style:condition="cell-content()=10" style:apply-style-name="Untitled3" style:base-cell-address="'order by UPPER filter'.C2"/>
      <style:map style:condition="cell-content()=15" style:apply-style-name="Untitled4" style:base-cell-address="'order by UPPER filter'.C2"/>
    </style:style>
    <style:style style:name="ce36" style:family="table-cell" style:parent-style-name="Default" style:data-style-name="N120">
      <style:table-cell-properties fo:border="0.74pt solid #808080"/>
    </style:style>
    <style:style style:name="ce40" style:family="table-cell" style:parent-style-name="Default" style:data-style-name="N120">
      <style:table-cell-properties fo:border-bottom="0.74pt groove #2a6099" fo:border-left="none" fo:border-right="none" fo:border-top="0.74pt groove #2a6099"/>
    </style:style>
    <style:style style:name="ce37" style:family="table-cell" style:parent-style-name="Default" style:data-style-name="N120">
      <style:table-cell-properties fo:background-color="#ffb300"/>
    </style:style>
    <style:style style:name="ce39" style:family="table-cell" style:parent-style-name="Default" style:data-style-name="N120">
      <style:table-cell-properties fo:border="0.74pt solid #808080"/>
      <style:map style:condition="is-true-formula([$'order by UPPER filter'.D4]&lt;[$'order by UPPER filter'.$C4])" style:apply-style-name="Good" style:base-cell-address="'order by UPPER filter'.D4"/>
      <style:map style:condition="is-true-formula([$'order by UPPER filter'.D4]=[$'order by UPPER filter'.$C4])" style:apply-style-name="Footnote" style:base-cell-address="'order by UPPER filter'.D4"/>
      <style:map style:condition="is-true-formula([$'order by UPPER filter'.D4]&gt;[$'order by UPPER filter'.$C4])" style:apply-style-name="Warning" style:base-cell-address="'order by UPPER filter'.D4"/>
    </style:style>
    <style:style style:name="ce46" style:family="table-cell" style:parent-style-name="Default" style:data-style-name="N120">
      <style:table-cell-properties fo:border-bottom="0.74pt groove #2a6099" fo:border-left="none" fo:border-right="none" fo:border-top="0.74pt groove #2a6099"/>
      <style:map style:condition="is-true-formula([$'order by UPPER filter'.D23]&lt;[$'order by UPPER filter'.$C23])" style:apply-style-name="Good" style:base-cell-address="'order by UPPER filter'.D23"/>
      <style:map style:condition="is-true-formula([$'order by UPPER filter'.D23]=[$'order by UPPER filter'.$C23])" style:apply-style-name="Footnote" style:base-cell-address="'order by UPPER filter'.D23"/>
      <style:map style:condition="is-true-formula([$'order by UPPER filter'.D23]&gt;[$'order by UPPER filter'.$C23])" style:apply-style-name="Warning" style:base-cell-address="'order by UPPER filter'.D23"/>
    </style:style>
    <style:style style:name="ce41" style:family="table-cell" style:parent-style-name="Default" style:data-style-name="N120">
      <style:table-cell-properties fo:background-color="#ffff00"/>
    </style:style>
    <style:style style:name="ce32" style:family="table-cell" style:parent-style-name="Default">
      <style:table-cell-properties fo:background-color="#4dd0e1"/>
      <style:text-properties fo:font-weight="bold" style:font-weight-asian="bold" style:font-weight-complex="bold"/>
    </style:style>
    <style:style style:name="ce45" style:family="table-cell" style:parent-style-name="Default" style:data-style-name="N120">
      <style:table-cell-properties fo:border="0.74pt solid #9e9e9e"/>
      <style:map style:condition="is-true-formula([$'order by UPPER filter'.D4]&lt;[$'order by UPPER filter'.$C4])" style:apply-style-name="Good" style:base-cell-address="'order by UPPER filter'.D4"/>
      <style:map style:condition="is-true-formula([$'order by UPPER filter'.D4]=[$'order by UPPER filter'.$C4])" style:apply-style-name="Footnote" style:base-cell-address="'order by UPPER filter'.D4"/>
      <style:map style:condition="is-true-formula([$'order by UPPER filter'.D4]&gt;[$'order by UPPER filter'.$C4])" style:apply-style-name="Warning" style:base-cell-address="'order by UPPER filter'.D4"/>
    </style:style>
    <style:style style:name="ce54" style:family="table-cell" style:parent-style-name="Default" style:data-style-name="N120">
      <style:table-cell-properties fo:border-bottom="0.74pt groove #2a6099" fo:border-left="none" fo:border-right="0.74pt groove #2a6099" fo:border-top="0.74pt groove #2a6099"/>
      <style:map style:condition="is-true-formula([$'order by UPPER filter'.D23]&lt;[$'order by UPPER filter'.$C23])" style:apply-style-name="Good" style:base-cell-address="'order by UPPER filter'.D23"/>
      <style:map style:condition="is-true-formula([$'order by UPPER filter'.D23]=[$'order by UPPER filter'.$C23])" style:apply-style-name="Footnote" style:base-cell-address="'order by UPPER filter'.D23"/>
      <style:map style:condition="is-true-formula([$'order by UPPER filter'.D23]&gt;[$'order by UPPER filter'.$C23])" style:apply-style-name="Warning" style:base-cell-address="'order by UPPER filter'.D23"/>
    </style:style>
    <style:style style:name="ce55" style:family="table-cell" style:parent-style-name="Default">
      <style:table-cell-properties fo:border-bottom="0.74pt groove #000000" fo:background-color="#f0f4c3" fo:border-left="0.74pt groove #000000" fo:border-right="none" fo:border-top="0.74pt groove #000000"/>
    </style:style>
    <style:style style:name="ce58" style:family="table-cell" style:parent-style-name="Default">
      <style:table-cell-properties style:text-align-source="fix" style:repeat-content="false" fo:border="0.74pt solid #80808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  <style:map style:condition="cell-content()=0" style:apply-style-name="Untitled1" style:base-cell-address="'order by LOWER filter'.C2"/>
      <style:map style:condition="cell-content()=5" style:apply-style-name="Untitled2" style:base-cell-address="'order by LOWER filter'.C2"/>
      <style:map style:condition="cell-content()=10" style:apply-style-name="Untitled3" style:base-cell-address="'order by LOWER filter'.C2"/>
      <style:map style:condition="cell-content()=15" style:apply-style-name="Untitled4" style:base-cell-address="'order by LOWER filter'.C2"/>
    </style:style>
    <style:style style:name="ce57" style:family="table-cell" style:parent-style-name="Default" style:data-style-name="N120">
      <style:table-cell-properties fo:border-bottom="0.74pt groove #000000" fo:border-left="none" fo:border-right="none" fo:border-top="0.74pt groove #000000"/>
    </style:style>
    <style:style style:name="ce62" style:family="table-cell" style:parent-style-name="Default" style:data-style-name="N120">
      <style:table-cell-properties fo:border="0.74pt solid #808080"/>
      <style:map style:condition="is-true-formula([$'order by LOWER filter'.D4]&lt;[$'order by LOWER filter'.$C4])" style:apply-style-name="Good" style:base-cell-address="'order by LOWER filter'.D4"/>
      <style:map style:condition="is-true-formula([$'order by LOWER filter'.D4]=[$'order by LOWER filter'.$C4])" style:apply-style-name="Footnote" style:base-cell-address="'order by LOWER filter'.D4"/>
      <style:map style:condition="is-true-formula([$'order by LOWER filter'.D4]&gt;[$'order by LOWER filter'.$C4])" style:apply-style-name="Warning" style:base-cell-address="'order by LOWER filter'.D4"/>
    </style:style>
    <style:style style:name="ce59" style:family="table-cell" style:parent-style-name="Default" style:data-style-name="N120">
      <style:table-cell-properties fo:border-bottom="0.74pt groove #000000" fo:border-left="none" fo:border-right="none" fo:border-top="0.74pt groove #000000"/>
      <style:map style:condition="is-true-formula([$'order by LOWER filter'.D23]&lt;[$'order by LOWER filter'.$C23])" style:apply-style-name="Good" style:base-cell-address="'order by LOWER filter'.D23"/>
      <style:map style:condition="is-true-formula([$'order by LOWER filter'.D23]=[$'order by LOWER filter'.$C23])" style:apply-style-name="Footnote" style:base-cell-address="'order by LOWER filter'.D23"/>
      <style:map style:condition="is-true-formula([$'order by LOWER filter'.D23]&gt;[$'order by LOWER filter'.$C23])" style:apply-style-name="Warning" style:base-cell-address="'order by LOWER filter'.D23"/>
    </style:style>
    <style:style style:name="ce64" style:family="table-cell" style:parent-style-name="Default" style:data-style-name="N120">
      <style:table-cell-properties fo:border="0.74pt solid #9e9e9e"/>
      <style:map style:condition="is-true-formula([$'order by LOWER filter'.D4]&lt;[$'order by LOWER filter'.$C4])" style:apply-style-name="Good" style:base-cell-address="'order by LOWER filter'.D4"/>
      <style:map style:condition="is-true-formula([$'order by LOWER filter'.D4]=[$'order by LOWER filter'.$C4])" style:apply-style-name="Footnote" style:base-cell-address="'order by LOWER filter'.D4"/>
      <style:map style:condition="is-true-formula([$'order by LOWER filter'.D4]&gt;[$'order by LOWER filter'.$C4])" style:apply-style-name="Warning" style:base-cell-address="'order by LOWER filter'.D4"/>
    </style:style>
    <style:style style:name="ce61" style:family="table-cell" style:parent-style-name="Default" style:data-style-name="N120">
      <style:table-cell-properties fo:border-bottom="0.74pt groove #000000" fo:border-left="none" fo:border-right="0.74pt groove #000000" fo:border-top="0.74pt groove #000000"/>
      <style:map style:condition="is-true-formula([$'order by LOWER filter'.D23]&lt;[$'order by LOWER filter'.$C23])" style:apply-style-name="Good" style:base-cell-address="'order by LOWER filter'.D23"/>
      <style:map style:condition="is-true-formula([$'order by LOWER filter'.D23]=[$'order by LOWER filter'.$C23])" style:apply-style-name="Footnote" style:base-cell-address="'order by LOWER filter'.D23"/>
      <style:map style:condition="is-true-formula([$'order by LOWER filter'.D23]&gt;[$'order by LOWER filter'.$C23])" style:apply-style-name="Warning" style:base-cell-address="'order by LOWER filter'.D23"/>
    </style:style>
  </office:automatic-styles>
  <office:body>
    <office:spreadsheet>
      <table:calculation-settings table:automatic-find-labels="false" table:use-regular-expressions="false" table:use-wildcards="true"/>
      <table:table table:name="order by UPPER filter" table:style-name="ta1">
        <table:table-column table:style-name="co1" table:default-cell-style-name="ce30"/>
        <table:table-column table:style-name="co1" table:default-cell-style-name="ce49"/>
        <table:table-column table:style-name="co2" table:default-cell-style-name="ce36"/>
        <table:table-column table:style-name="co3" table:default-cell-style-name="ce39"/>
        <table:table-column table:style-name="co4" table:number-columns-repeated="2" table:default-cell-style-name="ce39"/>
        <table:table-column table:style-name="co2" table:number-columns-repeated="2" table:default-cell-style-name="ce39"/>
        <table:table-column table:style-name="co4" table:number-columns-repeated="4" table:default-cell-style-name="ce39"/>
        <table:table-column table:style-name="co5" table:number-columns-repeated="2" table:default-cell-style-name="ce39"/>
        <table:table-column table:style-name="co4" table:number-columns-repeated="2" table:default-cell-style-name="ce39"/>
        <table:table-column table:style-name="co5" table:number-columns-repeated="2" table:default-cell-style-name="ce39"/>
        <table:table-column table:style-name="co6" table:default-cell-style-name="ce45"/>
        <table:table-column table:style-name="co7" table:default-cell-style-name="Default"/>
        <table:table-row table:style-name="ro1">
          <table:table-cell table:style-name="ce13" office:value-type="string" calcext:value-type="string">
            <text:p>TYPE</text:p>
          </table:table-cell>
          <table:table-cell table:style-name="ce13" office:value-type="string" calcext:value-type="string">
            <text:p>RESULT TYPE</text:p>
          </table:table-cell>
          <table:table-cell table:style-name="ce38" office:value-type="string" calcext:value-type="string">
            <text:p>U(0),L(0)</text:p>
          </table:table-cell>
          <table:table-cell table:style-name="ce38" office:value-type="string" calcext:value-type="string">
            <text:p>U(5),L(0)</text:p>
          </table:table-cell>
          <table:table-cell table:style-name="ce38" office:value-type="string" calcext:value-type="string">
            <text:p>U(10),L(0)</text:p>
          </table:table-cell>
          <table:table-cell table:style-name="ce38" office:value-type="string" calcext:value-type="string">
            <text:p>U(15),L(0)</text:p>
          </table:table-cell>
          <table:table-cell table:style-name="ce38" office:value-type="string" calcext:value-type="string">
            <text:p>U(0),L(5)</text:p>
          </table:table-cell>
          <table:table-cell table:style-name="ce38" office:value-type="string" calcext:value-type="string">
            <text:p>U(5),L(5)</text:p>
          </table:table-cell>
          <table:table-cell table:style-name="ce38" office:value-type="string" calcext:value-type="string">
            <text:p>U(10),L(5)</text:p>
          </table:table-cell>
          <table:table-cell table:style-name="ce38" office:value-type="string" calcext:value-type="string">
            <text:p>U(15),L(5)</text:p>
          </table:table-cell>
          <table:table-cell table:style-name="ce38" office:value-type="string" calcext:value-type="string">
            <text:p>U(0),L(10)</text:p>
          </table:table-cell>
          <table:table-cell table:style-name="ce38" office:value-type="string" calcext:value-type="string">
            <text:p>U(5),L(10)</text:p>
          </table:table-cell>
          <table:table-cell table:style-name="ce38" office:value-type="string" calcext:value-type="string">
            <text:p>U(10),L(10)</text:p>
          </table:table-cell>
          <table:table-cell table:style-name="ce38" office:value-type="string" calcext:value-type="string">
            <text:p>U(15),L(10)</text:p>
          </table:table-cell>
          <table:table-cell table:style-name="ce38" office:value-type="string" calcext:value-type="string">
            <text:p>U(0),L(15)</text:p>
          </table:table-cell>
          <table:table-cell table:style-name="ce38" office:value-type="string" calcext:value-type="string">
            <text:p>U(5),L(15)</text:p>
          </table:table-cell>
          <table:table-cell table:style-name="ce38" office:value-type="string" calcext:value-type="string">
            <text:p>U(10),L(15)</text:p>
          </table:table-cell>
          <table:table-cell table:style-name="ce38" office:value-type="string" calcext:value-type="string">
            <text:p>U(15),L(15)</text:p>
          </table:table-cell>
          <table:table-cell table:style-name="ce38" office:value-type="string" calcext:value-type="string">
            <text:p>U(20),L(20)</text:p>
          </table:table-cell>
          <table:table-cell/>
        </table:table-row>
        <table:table-row table:style-name="ro2">
          <table:table-cell table:style-name="ce25" office:value-type="string" calcext:value-type="string" table:number-columns-spanned="1" table:number-rows-spanned="2">
            <text:p>FILTERS</text:p>
          </table:table-cell>
          <table:table-cell table:style-name="ce48" office:value-type="string" calcext:value-type="string">
            <text:p>UPPER</text:p>
          </table:table-cell>
          <table:table-cell table:number-columns-repeated="4" table:style-name="ce27" office:value-type="float" office:value="0" calcext:value-type="float">
            <text:p>0</text:p>
          </table:table-cell>
          <table:table-cell table:number-columns-repeated="4" table:style-name="ce27" office:value-type="float" office:value="5" calcext:value-type="float">
            <text:p>5</text:p>
          </table:table-cell>
          <table:table-cell table:number-columns-repeated="4" table:style-name="ce27" office:value-type="float" office:value="10" calcext:value-type="float">
            <text:p>10</text:p>
          </table:table-cell>
          <table:table-cell table:number-columns-repeated="4" table:style-name="ce27" office:value-type="float" office:value="15" calcext:value-type="float">
            <text:p>15</text:p>
          </table:table-cell>
          <table:table-cell table:style-name="ce27" office:value-type="float" office:value="20" calcext:value-type="float">
            <text:p>20</text:p>
          </table:table-cell>
          <table:table-cell/>
        </table:table-row>
        <table:table-row table:style-name="ro2">
          <table:covered-table-cell table:style-name="ce28"/>
          <table:table-cell table:style-name="ce48" office:value-type="string" calcext:value-type="string">
            <text:p>LOWER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20" calcext:value-type="float">
            <text:p>20</text:p>
          </table:table-cell>
          <table:table-cell/>
        </table:table-row>
        <table:table-row table:style-name="ro3">
          <table:table-cell table:style-name="ce29" office:value-type="string" calcext:value-type="string" table:number-columns-spanned="1" table:number-rows-spanned="19">
            <text:p>NORMAL</text:p>
          </table:table-cell>
          <table:table-cell office:value-type="string" calcext:value-type="string">
            <text:p>conc feat all </text:p>
          </table:table-cell>
          <table:table-cell table:number-columns-repeated="8" office:value-type="float" office:value="0.2698" calcext:value-type="float">
            <text:p>0.26980</text:p>
          </table:table-cell>
          <table:table-cell table:number-columns-repeated="8" office:value-type="float" office:value="0.268" calcext:value-type="float">
            <text:p>0.26800</text:p>
          </table:table-cell>
          <table:table-cell office:value-type="float" office:value="0.267985611510791" calcext:value-type="float">
            <text:p>0.26799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conc feat spectral </text:p>
          </table:table-cell>
          <table:table-cell table:number-columns-repeated="8" office:value-type="float" office:value="0.2698" calcext:value-type="float">
            <text:p>0.26980</text:p>
          </table:table-cell>
          <table:table-cell table:number-columns-repeated="8" office:value-type="float" office:value="0.268" calcext:value-type="float">
            <text:p>0.26800</text:p>
          </table:table-cell>
          <table:table-cell office:value-type="float" office:value="0.267985611510791" calcext:value-type="float">
            <text:p>0.26799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conc feat tonaless </text:p>
          </table:table-cell>
          <table:table-cell office:value-type="float" office:value="0.2968" calcext:value-type="float">
            <text:p>0.29680</text:p>
          </table:table-cell>
          <table:table-cell table:number-columns-repeated="2" office:value-type="float" office:value="0.6079" calcext:value-type="float">
            <text:p>0.60790</text:p>
          </table:table-cell>
          <table:table-cell table:number-columns-repeated="2" office:value-type="float" office:value="0.6097" calcext:value-type="float">
            <text:p>0.60970</text:p>
          </table:table-cell>
          <table:table-cell table:number-columns-repeated="2" office:value-type="float" office:value="0.6079" calcext:value-type="float">
            <text:p>0.60790</text:p>
          </table:table-cell>
          <table:table-cell table:number-columns-repeated="3" office:value-type="float" office:value="0.6097" calcext:value-type="float">
            <text:p>0.60970</text:p>
          </table:table-cell>
          <table:table-cell table:number-columns-repeated="2" office:value-type="float" office:value="0.6079" calcext:value-type="float">
            <text:p>0.60790</text:p>
          </table:table-cell>
          <table:table-cell table:number-columns-repeated="3" office:value-type="float" office:value="0.6097" calcext:value-type="float">
            <text:p>0.60970</text:p>
          </table:table-cell>
          <table:table-cell office:value-type="float" office:value="0.6079" calcext:value-type="float">
            <text:p>0.60790</text:p>
          </table:table-cell>
          <table:table-cell office:value-type="float" office:value="0.613309352517986" calcext:value-type="float">
            <text:p>0.61331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conc feat time </text:p>
          </table:table-cell>
          <table:table-cell table:number-columns-repeated="16" office:value-type="float" office:value="0.2374" calcext:value-type="float">
            <text:p>0.23740</text:p>
          </table:table-cell>
          <table:table-cell office:value-type="float" office:value="0.237410071942446" calcext:value-type="float">
            <text:p>0.23741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conc avg feat all </text:p>
          </table:table-cell>
          <table:table-cell table:number-columns-repeated="2" office:value-type="float" office:value="0.2374" calcext:value-type="float">
            <text:p>0.23740</text:p>
          </table:table-cell>
          <table:table-cell table:number-columns-repeated="6" office:value-type="float" office:value="0.2392" calcext:value-type="float">
            <text:p>0.23920</text:p>
          </table:table-cell>
          <table:table-cell table:number-columns-repeated="4" office:value-type="float" office:value="0.241" calcext:value-type="float">
            <text:p>0.24100</text:p>
          </table:table-cell>
          <table:table-cell office:value-type="float" office:value="0.2374" calcext:value-type="float">
            <text:p>0.23740</text:p>
          </table:table-cell>
          <table:table-cell table:number-columns-repeated="3" office:value-type="float" office:value="0.2392" calcext:value-type="float">
            <text:p>0.23920</text:p>
          </table:table-cell>
          <table:table-cell office:value-type="float" office:value="0.239208633093525" calcext:value-type="float">
            <text:p>0.23921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conc avg feat spectral </text:p>
          </table:table-cell>
          <table:table-cell table:number-columns-repeated="2" office:value-type="float" office:value="0.2374" calcext:value-type="float">
            <text:p>0.23740</text:p>
          </table:table-cell>
          <table:table-cell table:number-columns-repeated="6" office:value-type="float" office:value="0.2392" calcext:value-type="float">
            <text:p>0.23920</text:p>
          </table:table-cell>
          <table:table-cell table:number-columns-repeated="4" office:value-type="float" office:value="0.241" calcext:value-type="float">
            <text:p>0.24100</text:p>
          </table:table-cell>
          <table:table-cell office:value-type="float" office:value="0.2374" calcext:value-type="float">
            <text:p>0.23740</text:p>
          </table:table-cell>
          <table:table-cell table:number-columns-repeated="3" office:value-type="float" office:value="0.2392" calcext:value-type="float">
            <text:p>0.23920</text:p>
          </table:table-cell>
          <table:table-cell office:value-type="float" office:value="0.239208633093525" calcext:value-type="float">
            <text:p>0.23921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conc avg feat tonaless </text:p>
          </table:table-cell>
          <table:table-cell office:value-type="float" office:value="0.3165" calcext:value-type="float">
            <text:p>0.31650</text:p>
          </table:table-cell>
          <table:table-cell table:number-columns-repeated="3" office:value-type="float" office:value="0.5198" calcext:value-type="float">
            <text:p>0.51980</text:p>
          </table:table-cell>
          <table:table-cell office:value-type="float" office:value="0.518" calcext:value-type="float">
            <text:p>0.51800</text:p>
          </table:table-cell>
          <table:table-cell office:value-type="float" office:value="0.5198" calcext:value-type="float">
            <text:p>0.51980</text:p>
          </table:table-cell>
          <table:table-cell office:value-type="float" office:value="0.5216" calcext:value-type="float">
            <text:p>0.52160</text:p>
          </table:table-cell>
          <table:table-cell office:value-type="float" office:value="0.5198" calcext:value-type="float">
            <text:p>0.51980</text:p>
          </table:table-cell>
          <table:table-cell office:value-type="float" office:value="0.5162" calcext:value-type="float">
            <text:p>0.51620</text:p>
          </table:table-cell>
          <table:table-cell table:number-columns-repeated="3" office:value-type="float" office:value="0.5198" calcext:value-type="float">
            <text:p>0.51980</text:p>
          </table:table-cell>
          <table:table-cell table:number-columns-repeated="2" office:value-type="float" office:value="0.5054" calcext:value-type="float">
            <text:p>0.50540</text:p>
          </table:table-cell>
          <table:table-cell table:number-columns-repeated="2" office:value-type="float" office:value="0.5072" calcext:value-type="float">
            <text:p>0.50720</text:p>
          </table:table-cell>
          <table:table-cell office:value-type="float" office:value="0.507194244604317" calcext:value-type="float">
            <text:p>0.50719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conc avg feat time </text:p>
          </table:table-cell>
          <table:table-cell table:number-columns-repeated="16" office:value-type="float" office:value="0.2122" calcext:value-type="float">
            <text:p>0.21220</text:p>
          </table:table-cell>
          <table:table-cell office:value-type="float" office:value="0.212230215827338" calcext:value-type="float">
            <text:p>0.21223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feat SpectralCentroid </text:p>
          </table:table-cell>
          <table:table-cell office:value-type="float" office:value="0.3561" calcext:value-type="float">
            <text:p>0.35610</text:p>
          </table:table-cell>
          <table:table-cell office:value-type="float" office:value="0.3579" calcext:value-type="float">
            <text:p>0.35790</text:p>
          </table:table-cell>
          <table:table-cell office:value-type="float" office:value="0.3597" calcext:value-type="float">
            <text:p>0.35970</text:p>
          </table:table-cell>
          <table:table-cell office:value-type="float" office:value="0.3579" calcext:value-type="float">
            <text:p>0.35790</text:p>
          </table:table-cell>
          <table:table-cell office:value-type="float" office:value="0.3561" calcext:value-type="float">
            <text:p>0.35610</text:p>
          </table:table-cell>
          <table:table-cell table:number-columns-repeated="3" office:value-type="float" office:value="0.3579" calcext:value-type="float">
            <text:p>0.35790</text:p>
          </table:table-cell>
          <table:table-cell office:value-type="float" office:value="0.3561" calcext:value-type="float">
            <text:p>0.35610</text:p>
          </table:table-cell>
          <table:table-cell table:number-columns-repeated="3" office:value-type="float" office:value="0.3579" calcext:value-type="float">
            <text:p>0.35790</text:p>
          </table:table-cell>
          <table:table-cell table:number-columns-repeated="3" office:value-type="float" office:value="0.3615" calcext:value-type="float">
            <text:p>0.36150</text:p>
          </table:table-cell>
          <table:table-cell office:value-type="float" office:value="0.3633" calcext:value-type="float">
            <text:p>0.36330</text:p>
          </table:table-cell>
          <table:table-cell office:value-type="float" office:value="0.363309352517986" calcext:value-type="float">
            <text:p>0.36331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feat SpectralCrestFactor </text:p>
          </table:table-cell>
          <table:table-cell office:value-type="float" office:value="0.6187" calcext:value-type="float">
            <text:p>0.61870</text:p>
          </table:table-cell>
          <table:table-cell table:number-columns-repeated="4" office:value-type="float" office:value="0.6169" calcext:value-type="float">
            <text:p>0.61690</text:p>
          </table:table-cell>
          <table:table-cell table:number-columns-repeated="3" office:value-type="float" office:value="0.6151" calcext:value-type="float">
            <text:p>0.61510</text:p>
          </table:table-cell>
          <table:table-cell table:number-columns-repeated="2" office:value-type="float" office:value="0.6187" calcext:value-type="float">
            <text:p>0.61870</text:p>
          </table:table-cell>
          <table:table-cell table:number-columns-repeated="2" office:value-type="float" office:value="0.6151" calcext:value-type="float">
            <text:p>0.61510</text:p>
          </table:table-cell>
          <table:table-cell table:number-columns-repeated="3" office:value-type="float" office:value="0.6187" calcext:value-type="float">
            <text:p>0.61870</text:p>
          </table:table-cell>
          <table:table-cell office:value-type="float" office:value="0.6169" calcext:value-type="float">
            <text:p>0.61690</text:p>
          </table:table-cell>
          <table:table-cell office:value-type="float" office:value="0.622302158273381" calcext:value-type="float">
            <text:p>0.62230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feat SpectralDecrease </text:p>
          </table:table-cell>
          <table:table-cell table:number-columns-repeated="4" office:value-type="float" office:value="0.4442" calcext:value-type="float">
            <text:p>0.44420</text:p>
          </table:table-cell>
          <table:table-cell table:number-columns-repeated="2" office:value-type="float" office:value="0.4568" calcext:value-type="float">
            <text:p>0.45680</text:p>
          </table:table-cell>
          <table:table-cell table:number-columns-repeated="3" office:value-type="float" office:value="0.4586" calcext:value-type="float">
            <text:p>0.45860</text:p>
          </table:table-cell>
          <table:table-cell table:number-columns-repeated="3" office:value-type="float" office:value="0.4604" calcext:value-type="float">
            <text:p>0.46040</text:p>
          </table:table-cell>
          <table:table-cell office:value-type="float" office:value="0.4802" calcext:value-type="float">
            <text:p>0.48020</text:p>
          </table:table-cell>
          <table:table-cell office:value-type="float" office:value="0.482" calcext:value-type="float">
            <text:p>0.48200</text:p>
          </table:table-cell>
          <table:table-cell table:number-columns-repeated="2" office:value-type="float" office:value="0.4802" calcext:value-type="float">
            <text:p>0.48020</text:p>
          </table:table-cell>
          <table:table-cell office:value-type="float" office:value="0.469424460431655" calcext:value-type="float">
            <text:p>0.46942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feat SpectralFlatness </text:p>
          </table:table-cell>
          <table:table-cell office:value-type="float" office:value="0.3183" calcext:value-type="float">
            <text:p>0.31830</text:p>
          </table:table-cell>
          <table:table-cell table:number-columns-repeated="15" office:value-type="float" office:value="0.6655" calcext:value-type="float">
            <text:p>0.66550</text:p>
          </table:table-cell>
          <table:table-cell office:value-type="float" office:value="0.665467625899281" calcext:value-type="float">
            <text:p>0.66547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feat SpectralFlux </text:p>
          </table:table-cell>
          <table:table-cell table:number-columns-repeated="8" office:value-type="float" office:value="0.5594" calcext:value-type="float">
            <text:p>0.55940</text:p>
          </table:table-cell>
          <table:table-cell table:number-columns-repeated="4" office:value-type="float" office:value="0.5576" calcext:value-type="float">
            <text:p>0.55760</text:p>
          </table:table-cell>
          <table:table-cell table:number-columns-repeated="4" office:value-type="float" office:value="0.554" calcext:value-type="float">
            <text:p>0.55400</text:p>
          </table:table-cell>
          <table:table-cell office:value-type="float" office:value="0.553956834532374" calcext:value-type="float">
            <text:p>0.55396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feat SpectralRolloff </text:p>
          </table:table-cell>
          <table:table-cell table:number-columns-repeated="3" office:value-type="float" office:value="0.3273" calcext:value-type="float">
            <text:p>0.32730</text:p>
          </table:table-cell>
          <table:table-cell office:value-type="float" office:value="0.3291" calcext:value-type="float">
            <text:p>0.32910</text:p>
          </table:table-cell>
          <table:table-cell table:number-columns-repeated="4" office:value-type="float" office:value="0.3273" calcext:value-type="float">
            <text:p>0.32730</text:p>
          </table:table-cell>
          <table:table-cell office:value-type="float" office:value="0.3255" calcext:value-type="float">
            <text:p>0.32550</text:p>
          </table:table-cell>
          <table:table-cell table:number-columns-repeated="3" office:value-type="float" office:value="0.3273" calcext:value-type="float">
            <text:p>0.32730</text:p>
          </table:table-cell>
          <table:table-cell office:value-type="float" office:value="0.3237" calcext:value-type="float">
            <text:p>0.32370</text:p>
          </table:table-cell>
          <table:table-cell office:value-type="float" office:value="0.3255" calcext:value-type="float">
            <text:p>0.32550</text:p>
          </table:table-cell>
          <table:table-cell table:number-columns-repeated="2" office:value-type="float" office:value="0.3273" calcext:value-type="float">
            <text:p>0.32730</text:p>
          </table:table-cell>
          <table:table-cell office:value-type="float" office:value="0.327338129496403" calcext:value-type="float">
            <text:p>0.32734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feat SpectralSpread </text:p>
          </table:table-cell>
          <table:table-cell table:number-columns-repeated="3" office:value-type="float" office:value="0.4568" calcext:value-type="float">
            <text:p>0.45680</text:p>
          </table:table-cell>
          <table:table-cell table:number-columns-repeated="5" office:value-type="float" office:value="0.4586" calcext:value-type="float">
            <text:p>0.45860</text:p>
          </table:table-cell>
          <table:table-cell office:value-type="float" office:value="0.4568" calcext:value-type="float">
            <text:p>0.45680</text:p>
          </table:table-cell>
          <table:table-cell table:number-columns-repeated="3" office:value-type="float" office:value="0.4604" calcext:value-type="float">
            <text:p>0.46040</text:p>
          </table:table-cell>
          <table:table-cell office:value-type="float" office:value="0.4622" calcext:value-type="float">
            <text:p>0.46220</text:p>
          </table:table-cell>
          <table:table-cell office:value-type="float" office:value="0.4604" calcext:value-type="float">
            <text:p>0.46040</text:p>
          </table:table-cell>
          <table:table-cell office:value-type="float" office:value="0.4622" calcext:value-type="float">
            <text:p>0.46220</text:p>
          </table:table-cell>
          <table:table-cell office:value-type="float" office:value="0.464" calcext:value-type="float">
            <text:p>0.46400</text:p>
          </table:table-cell>
          <table:table-cell office:value-type="float" office:value="0.467625899280576" calcext:value-type="float">
            <text:p>0.46763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feat SpectralTonalPowerRatio </text:p>
          </table:table-cell>
          <table:table-cell table:number-columns-repeated="3" office:value-type="float" office:value="0.5773" calcext:value-type="float">
            <text:p>0.57730</text:p>
          </table:table-cell>
          <table:table-cell office:value-type="float" office:value="0.5755" calcext:value-type="float">
            <text:p>0.57550</text:p>
          </table:table-cell>
          <table:table-cell table:number-columns-repeated="2" office:value-type="float" office:value="0.5773" calcext:value-type="float">
            <text:p>0.57730</text:p>
          </table:table-cell>
          <table:table-cell table:number-columns-repeated="2" office:value-type="float" office:value="0.5755" calcext:value-type="float">
            <text:p>0.57550</text:p>
          </table:table-cell>
          <table:table-cell table:number-columns-repeated="3" office:value-type="float" office:value="0.5773" calcext:value-type="float">
            <text:p>0.57730</text:p>
          </table:table-cell>
          <table:table-cell office:value-type="float" office:value="0.5755" calcext:value-type="float">
            <text:p>0.57550</text:p>
          </table:table-cell>
          <table:table-cell table:number-columns-repeated="4" office:value-type="float" office:value="0.5773" calcext:value-type="float">
            <text:p>0.57730</text:p>
          </table:table-cell>
          <table:table-cell office:value-type="float" office:value="0.580935251798561" calcext:value-type="float">
            <text:p>0.58094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feat TimeZeroCrossingRate </text:p>
          </table:table-cell>
          <table:table-cell table:number-columns-repeated="16" office:value-type="float" office:value="0.4047" calcext:value-type="float">
            <text:p>0.40470</text:p>
          </table:table-cell>
          <table:table-cell office:value-type="float" office:value="0.404676258992806" calcext:value-type="float">
            <text:p>0.40468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feat TimeAcfCoeff </text:p>
          </table:table-cell>
          <table:table-cell table:number-columns-repeated="16" office:value-type="float" office:value="0.5576" calcext:value-type="float">
            <text:p>0.55760</text:p>
          </table:table-cell>
          <table:table-cell office:value-type="float" office:value="0.557553956834532" calcext:value-type="float">
            <text:p>0.55755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feat TimeMaxAcf </text:p>
          </table:table-cell>
          <table:table-cell table:number-columns-repeated="16" office:value-type="float" office:value="0.6475" calcext:value-type="float">
            <text:p>0.64750</text:p>
          </table:table-cell>
          <table:table-cell office:value-type="float" office:value="0.647482014388489" calcext:value-type="float">
            <text:p>0.64748</text:p>
          </table:table-cell>
          <table:table-cell/>
        </table:table-row>
        <table:table-row table:style-name="ro3">
          <table:table-cell table:style-name="ce31" office:value-type="string" calcext:value-type="string" table:number-columns-spanned="1" table:number-rows-spanned="19">
            <text:p>STANDARDIZED</text:p>
          </table:table-cell>
          <table:table-cell table:style-name="ce16" office:value-type="string" calcext:value-type="string">
            <text:p>conc feat all STD</text:p>
          </table:table-cell>
          <table:table-cell table:style-name="ce40" office:value-type="float" office:value="0.0827" calcext:value-type="float">
            <text:p>0.08270</text:p>
          </table:table-cell>
          <table:table-cell table:number-columns-repeated="3" table:style-name="ce46" office:value-type="float" office:value="0.1583" calcext:value-type="float">
            <text:p>0.15830</text:p>
          </table:table-cell>
          <table:table-cell table:number-columns-repeated="4" table:style-name="ce46" office:value-type="float" office:value="0.2086" calcext:value-type="float">
            <text:p>0.20860</text:p>
          </table:table-cell>
          <table:table-cell table:number-columns-repeated="4" table:style-name="ce46" office:value-type="float" office:value="0.2068" calcext:value-type="float">
            <text:p>0.20680</text:p>
          </table:table-cell>
          <table:table-cell table:number-columns-repeated="4" table:style-name="ce46" office:value-type="float" office:value="0.205" calcext:value-type="float">
            <text:p>0.20500</text:p>
          </table:table-cell>
          <table:table-cell table:style-name="ce54" office:value-type="float" office:value="0.203237410071942" calcext:value-type="float">
            <text:p>0.20324</text:p>
          </table:table-cell>
          <table:table-cell/>
        </table:table-row>
        <table:table-row table:style-name="ro3">
          <table:covered-table-cell table:style-name="ce33"/>
          <table:table-cell table:style-name="ce50" office:value-type="string" calcext:value-type="string">
            <text:p>conc feat spectral STD</text:p>
          </table:table-cell>
          <table:table-cell table:number-columns-repeated="4" office:value-type="float" office:value="0.1978" calcext:value-type="float">
            <text:p>0.19780</text:p>
          </table:table-cell>
          <table:table-cell table:number-columns-repeated="4" office:value-type="float" office:value="0.232" calcext:value-type="float">
            <text:p>0.23200</text:p>
          </table:table-cell>
          <table:table-cell office:value-type="float" office:value="0.223" calcext:value-type="float">
            <text:p>0.22300</text:p>
          </table:table-cell>
          <table:table-cell table:number-columns-repeated="7" office:value-type="float" office:value="0.2266" calcext:value-type="float">
            <text:p>0.22660</text:p>
          </table:table-cell>
          <table:table-cell office:value-type="float" office:value="0.22841726618705" calcext:value-type="float">
            <text:p>0.22842</text:p>
          </table:table-cell>
          <table:table-cell/>
        </table:table-row>
        <table:table-row table:style-name="ro3">
          <table:covered-table-cell table:style-name="ce33"/>
          <table:table-cell table:style-name="ce50" office:value-type="string" calcext:value-type="string">
            <text:p>conc feat tonaless STD</text:p>
          </table:table-cell>
          <table:table-cell office:value-type="float" office:value="0.2806" calcext:value-type="float">
            <text:p>0.28060</text:p>
          </table:table-cell>
          <table:table-cell office:value-type="float" office:value="0.5342" calcext:value-type="float">
            <text:p>0.53420</text:p>
          </table:table-cell>
          <table:table-cell office:value-type="float" office:value="0.536" calcext:value-type="float">
            <text:p>0.53600</text:p>
          </table:table-cell>
          <table:table-cell office:value-type="float" office:value="0.5378" calcext:value-type="float">
            <text:p>0.53780</text:p>
          </table:table-cell>
          <table:table-cell table:number-columns-repeated="3" office:value-type="float" office:value="0.5342" calcext:value-type="float">
            <text:p>0.53420</text:p>
          </table:table-cell>
          <table:table-cell office:value-type="float" office:value="0.536" calcext:value-type="float">
            <text:p>0.53600</text:p>
          </table:table-cell>
          <table:table-cell table:number-columns-repeated="3" office:value-type="float" office:value="0.5324" calcext:value-type="float">
            <text:p>0.53240</text:p>
          </table:table-cell>
          <table:table-cell office:value-type="float" office:value="0.5342" calcext:value-type="float">
            <text:p>0.53420</text:p>
          </table:table-cell>
          <table:table-cell table:number-columns-repeated="4" office:value-type="float" office:value="0.5324" calcext:value-type="float">
            <text:p>0.53240</text:p>
          </table:table-cell>
          <table:table-cell office:value-type="float" office:value="0.537769784172662" calcext:value-type="float">
            <text:p>0.53777</text:p>
          </table:table-cell>
          <table:table-cell/>
        </table:table-row>
        <table:table-row table:style-name="ro3">
          <table:covered-table-cell table:style-name="ce33"/>
          <table:table-cell table:style-name="ce50" office:value-type="string" calcext:value-type="string">
            <text:p>conc feat time STD</text:p>
          </table:table-cell>
          <table:table-cell table:number-columns-repeated="16" office:value-type="float" office:value="0.2392" calcext:value-type="float">
            <text:p>0.23920</text:p>
          </table:table-cell>
          <table:table-cell office:value-type="float" office:value="0.239208633093525" calcext:value-type="float">
            <text:p>0.23921</text:p>
          </table:table-cell>
          <table:table-cell/>
        </table:table-row>
        <table:table-row table:style-name="ro3">
          <table:covered-table-cell table:style-name="ce33"/>
          <table:table-cell table:style-name="ce50" office:value-type="string" calcext:value-type="string">
            <text:p>conc avg feat all STD</text:p>
          </table:table-cell>
          <table:table-cell office:value-type="float" office:value="0.0683" calcext:value-type="float">
            <text:p>0.06830</text:p>
          </table:table-cell>
          <table:table-cell table:number-columns-repeated="3" office:value-type="float" office:value="0.0953" calcext:value-type="float">
            <text:p>0.09530</text:p>
          </table:table-cell>
          <table:table-cell table:number-columns-repeated="4" office:value-type="float" office:value="0.1259" calcext:value-type="float">
            <text:p>0.12590</text:p>
          </table:table-cell>
          <table:table-cell table:number-columns-repeated="3" office:value-type="float" office:value="0.1277" calcext:value-type="float">
            <text:p>0.12770</text:p>
          </table:table-cell>
          <table:table-cell table:number-columns-repeated="5" office:value-type="float" office:value="0.1259" calcext:value-type="float">
            <text:p>0.12590</text:p>
          </table:table-cell>
          <table:table-cell office:value-type="float" office:value="0.122302158273381" calcext:value-type="float">
            <text:p>0.12230</text:p>
          </table:table-cell>
          <table:table-cell/>
        </table:table-row>
        <table:table-row table:style-name="ro3">
          <table:covered-table-cell table:style-name="ce33"/>
          <table:table-cell table:style-name="ce50" office:value-type="string" calcext:value-type="string">
            <text:p>conc avg feat spectral STD</text:p>
          </table:table-cell>
          <table:table-cell table:number-columns-repeated="4" office:value-type="float" office:value="0.1727" calcext:value-type="float">
            <text:p>0.17270</text:p>
          </table:table-cell>
          <table:table-cell table:number-columns-repeated="4" office:value-type="float" office:value="0.2176" calcext:value-type="float">
            <text:p>0.21760</text:p>
          </table:table-cell>
          <table:table-cell table:number-columns-repeated="4" office:value-type="float" office:value="0.2122" calcext:value-type="float">
            <text:p>0.21220</text:p>
          </table:table-cell>
          <table:table-cell office:value-type="float" office:value="0.2086" calcext:value-type="float">
            <text:p>0.20860</text:p>
          </table:table-cell>
          <table:table-cell table:number-columns-repeated="3" office:value-type="float" office:value="0.2104" calcext:value-type="float">
            <text:p>0.21040</text:p>
          </table:table-cell>
          <table:table-cell office:value-type="float" office:value="0.205035971223022" calcext:value-type="float">
            <text:p>0.20504</text:p>
          </table:table-cell>
          <table:table-cell/>
        </table:table-row>
        <table:table-row table:style-name="ro3">
          <table:covered-table-cell table:style-name="ce33"/>
          <table:table-cell table:style-name="ce50" office:value-type="string" calcext:value-type="string">
            <text:p>conc avg feat tonaless STD</text:p>
          </table:table-cell>
          <table:table-cell office:value-type="float" office:value="0.2104" calcext:value-type="float">
            <text:p>0.21040</text:p>
          </table:table-cell>
          <table:table-cell table:number-columns-repeated="3" office:value-type="float" office:value="0.446" calcext:value-type="float">
            <text:p>0.44600</text:p>
          </table:table-cell>
          <table:table-cell office:value-type="float" office:value="0.4424" calcext:value-type="float">
            <text:p>0.44240</text:p>
          </table:table-cell>
          <table:table-cell office:value-type="float" office:value="0.4442" calcext:value-type="float">
            <text:p>0.44420</text:p>
          </table:table-cell>
          <table:table-cell office:value-type="float" office:value="0.4496" calcext:value-type="float">
            <text:p>0.44960</text:p>
          </table:table-cell>
          <table:table-cell office:value-type="float" office:value="0.4478" calcext:value-type="float">
            <text:p>0.44780</text:p>
          </table:table-cell>
          <table:table-cell office:value-type="float" office:value="0.446" calcext:value-type="float">
            <text:p>0.44600</text:p>
          </table:table-cell>
          <table:table-cell table:number-columns-repeated="2" office:value-type="float" office:value="0.4514" calcext:value-type="float">
            <text:p>0.45140</text:p>
          </table:table-cell>
          <table:table-cell office:value-type="float" office:value="0.4532" calcext:value-type="float">
            <text:p>0.45320</text:p>
          </table:table-cell>
          <table:table-cell office:value-type="float" office:value="0.446" calcext:value-type="float">
            <text:p>0.44600</text:p>
          </table:table-cell>
          <table:table-cell office:value-type="float" office:value="0.4496" calcext:value-type="float">
            <text:p>0.44960</text:p>
          </table:table-cell>
          <table:table-cell table:number-columns-repeated="2" office:value-type="float" office:value="0.4532" calcext:value-type="float">
            <text:p>0.45320</text:p>
          </table:table-cell>
          <table:table-cell office:value-type="float" office:value="0.449640287769784" calcext:value-type="float">
            <text:p>0.44964</text:p>
          </table:table-cell>
          <table:table-cell/>
        </table:table-row>
        <table:table-row table:style-name="ro3">
          <table:covered-table-cell table:style-name="ce33"/>
          <table:table-cell table:style-name="ce50" office:value-type="string" calcext:value-type="string">
            <text:p>conc avg feat time STD</text:p>
          </table:table-cell>
          <table:table-cell table:number-columns-repeated="16" office:value-type="float" office:value="0.1996" calcext:value-type="float">
            <text:p>0.19960</text:p>
          </table:table-cell>
          <table:table-cell office:value-type="float" office:value="0.199640287769784" calcext:value-type="float">
            <text:p>0.19964</text:p>
          </table:table-cell>
          <table:table-cell/>
        </table:table-row>
        <table:table-row table:style-name="ro3">
          <table:covered-table-cell table:style-name="ce33"/>
          <table:table-cell table:style-name="ce50" office:value-type="string" calcext:value-type="string">
            <text:p>feat SpectralCentroid STD</text:p>
          </table:table-cell>
          <table:table-cell office:value-type="float" office:value="0.3561" calcext:value-type="float">
            <text:p>0.35610</text:p>
          </table:table-cell>
          <table:table-cell office:value-type="float" office:value="0.3543" calcext:value-type="float">
            <text:p>0.35430</text:p>
          </table:table-cell>
          <table:table-cell table:number-columns-repeated="3" office:value-type="float" office:value="0.3561" calcext:value-type="float">
            <text:p>0.35610</text:p>
          </table:table-cell>
          <table:table-cell table:number-columns-repeated="6" office:value-type="float" office:value="0.3543" calcext:value-type="float">
            <text:p>0.35430</text:p>
          </table:table-cell>
          <table:table-cell office:value-type="float" office:value="0.3525" calcext:value-type="float">
            <text:p>0.35250</text:p>
          </table:table-cell>
          <table:table-cell table:number-columns-repeated="4" office:value-type="float" office:value="0.3579" calcext:value-type="float">
            <text:p>0.35790</text:p>
          </table:table-cell>
          <table:table-cell office:value-type="float" office:value="0.356115107913669" calcext:value-type="float">
            <text:p>0.35612</text:p>
          </table:table-cell>
          <table:table-cell/>
        </table:table-row>
        <table:table-row table:style-name="ro3">
          <table:covered-table-cell table:style-name="ce33"/>
          <table:table-cell table:style-name="ce50" office:value-type="string" calcext:value-type="string">
            <text:p>feat SpectralCrestFactor STD</text:p>
          </table:table-cell>
          <table:table-cell table:number-columns-repeated="3" office:value-type="float" office:value="0.6277" calcext:value-type="float">
            <text:p>0.62770</text:p>
          </table:table-cell>
          <table:table-cell office:value-type="float" office:value="0.6295" calcext:value-type="float">
            <text:p>0.62950</text:p>
          </table:table-cell>
          <table:table-cell table:number-columns-repeated="3" office:value-type="float" office:value="0.6259" calcext:value-type="float">
            <text:p>0.62590</text:p>
          </table:table-cell>
          <table:table-cell table:number-columns-repeated="2" office:value-type="float" office:value="0.6277" calcext:value-type="float">
            <text:p>0.62770</text:p>
          </table:table-cell>
          <table:table-cell office:value-type="float" office:value="0.6295" calcext:value-type="float">
            <text:p>0.62950</text:p>
          </table:table-cell>
          <table:table-cell office:value-type="float" office:value="0.6277" calcext:value-type="float">
            <text:p>0.62770</text:p>
          </table:table-cell>
          <table:table-cell office:value-type="float" office:value="0.6295" calcext:value-type="float">
            <text:p>0.62950</text:p>
          </table:table-cell>
          <table:table-cell table:number-columns-repeated="2" office:value-type="float" office:value="0.6259" calcext:value-type="float">
            <text:p>0.62590</text:p>
          </table:table-cell>
          <table:table-cell table:number-columns-repeated="2" office:value-type="float" office:value="0.6277" calcext:value-type="float">
            <text:p>0.62770</text:p>
          </table:table-cell>
          <table:table-cell office:value-type="float" office:value="0.62589928057554" calcext:value-type="float">
            <text:p>0.62590</text:p>
          </table:table-cell>
          <table:table-cell/>
        </table:table-row>
        <table:table-row table:style-name="ro3">
          <table:covered-table-cell table:style-name="ce33"/>
          <table:table-cell table:style-name="ce50" office:value-type="string" calcext:value-type="string">
            <text:p>feat SpectralDecrease STD</text:p>
          </table:table-cell>
          <table:table-cell table:number-columns-repeated="4" office:value-type="float" office:value="0.4946" calcext:value-type="float">
            <text:p>0.49460</text:p>
          </table:table-cell>
          <table:table-cell office:value-type="float" office:value="0.4622" calcext:value-type="float">
            <text:p>0.46220</text:p>
          </table:table-cell>
          <table:table-cell office:value-type="float" office:value="0.464" calcext:value-type="float">
            <text:p>0.46400</text:p>
          </table:table-cell>
          <table:table-cell table:number-columns-repeated="2" office:value-type="float" office:value="0.4622" calcext:value-type="float">
            <text:p>0.46220</text:p>
          </table:table-cell>
          <table:table-cell table:number-columns-repeated="4" office:value-type="float" office:value="0.464" calcext:value-type="float">
            <text:p>0.46400</text:p>
          </table:table-cell>
          <table:table-cell table:number-columns-repeated="3" office:value-type="float" office:value="0.4748" calcext:value-type="float">
            <text:p>0.47480</text:p>
          </table:table-cell>
          <table:table-cell office:value-type="float" office:value="0.4766" calcext:value-type="float">
            <text:p>0.47660</text:p>
          </table:table-cell>
          <table:table-cell office:value-type="float" office:value="0.460431654676259" calcext:value-type="float">
            <text:p>0.46043</text:p>
          </table:table-cell>
          <table:table-cell/>
        </table:table-row>
        <table:table-row table:style-name="ro3">
          <table:covered-table-cell table:style-name="ce33"/>
          <table:table-cell table:style-name="ce50" office:value-type="string" calcext:value-type="string">
            <text:p>feat SpectralFlatness STD</text:p>
          </table:table-cell>
          <table:table-cell office:value-type="float" office:value="0.3183" calcext:value-type="float">
            <text:p>0.31830</text:p>
          </table:table-cell>
          <table:table-cell table:number-columns-repeated="15" office:value-type="float" office:value="0.6655" calcext:value-type="float">
            <text:p>0.66550</text:p>
          </table:table-cell>
          <table:table-cell office:value-type="float" office:value="0.665467625899281" calcext:value-type="float">
            <text:p>0.66547</text:p>
          </table:table-cell>
          <table:table-cell/>
        </table:table-row>
        <table:table-row table:style-name="ro3">
          <table:covered-table-cell table:style-name="ce33"/>
          <table:table-cell table:style-name="ce50" office:value-type="string" calcext:value-type="string">
            <text:p>feat SpectralFlux STD</text:p>
          </table:table-cell>
          <table:table-cell table:number-columns-repeated="3" office:value-type="float" office:value="0.5576" calcext:value-type="float">
            <text:p>0.55760</text:p>
          </table:table-cell>
          <table:table-cell office:value-type="float" office:value="0.5558" calcext:value-type="float">
            <text:p>0.55580</text:p>
          </table:table-cell>
          <table:table-cell office:value-type="float" office:value="0.5576" calcext:value-type="float">
            <text:p>0.55760</text:p>
          </table:table-cell>
          <table:table-cell table:number-columns-repeated="3" office:value-type="float" office:value="0.5558" calcext:value-type="float">
            <text:p>0.55580</text:p>
          </table:table-cell>
          <table:table-cell table:number-columns-repeated="4" office:value-type="float" office:value="0.5576" calcext:value-type="float">
            <text:p>0.55760</text:p>
          </table:table-cell>
          <table:table-cell table:number-columns-repeated="4" office:value-type="float" office:value="0.5558" calcext:value-type="float">
            <text:p>0.55580</text:p>
          </table:table-cell>
          <table:table-cell office:value-type="float" office:value="0.555755395683453" calcext:value-type="float">
            <text:p>0.55576</text:p>
          </table:table-cell>
          <table:table-cell/>
        </table:table-row>
        <table:table-row table:style-name="ro3">
          <table:covered-table-cell table:style-name="ce33"/>
          <table:table-cell table:style-name="ce50" office:value-type="string" calcext:value-type="string">
            <text:p>feat SpectralRolloff STD</text:p>
          </table:table-cell>
          <table:table-cell office:value-type="float" office:value="0.3219" calcext:value-type="float">
            <text:p>0.32190</text:p>
          </table:table-cell>
          <table:table-cell office:value-type="float" office:value="0.3237" calcext:value-type="float">
            <text:p>0.32370</text:p>
          </table:table-cell>
          <table:table-cell table:number-columns-repeated="2" office:value-type="float" office:value="0.3219" calcext:value-type="float">
            <text:p>0.32190</text:p>
          </table:table-cell>
          <table:table-cell table:number-columns-repeated="2" office:value-type="float" office:value="0.3201" calcext:value-type="float">
            <text:p>0.32010</text:p>
          </table:table-cell>
          <table:table-cell table:number-columns-repeated="2" office:value-type="float" office:value="0.3219" calcext:value-type="float">
            <text:p>0.32190</text:p>
          </table:table-cell>
          <table:table-cell office:value-type="float" office:value="0.3201" calcext:value-type="float">
            <text:p>0.32010</text:p>
          </table:table-cell>
          <table:table-cell office:value-type="float" office:value="0.3183" calcext:value-type="float">
            <text:p>0.31830</text:p>
          </table:table-cell>
          <table:table-cell office:value-type="float" office:value="0.3219" calcext:value-type="float">
            <text:p>0.32190</text:p>
          </table:table-cell>
          <table:table-cell office:value-type="float" office:value="0.3183" calcext:value-type="float">
            <text:p>0.31830</text:p>
          </table:table-cell>
          <table:table-cell table:number-columns-repeated="3" office:value-type="float" office:value="0.3219" calcext:value-type="float">
            <text:p>0.32190</text:p>
          </table:table-cell>
          <table:table-cell office:value-type="float" office:value="0.3201" calcext:value-type="float">
            <text:p>0.32010</text:p>
          </table:table-cell>
          <table:table-cell office:value-type="float" office:value="0.323741007194245" calcext:value-type="float">
            <text:p>0.32374</text:p>
          </table:table-cell>
          <table:table-cell/>
        </table:table-row>
        <table:table-row table:style-name="ro3">
          <table:covered-table-cell table:style-name="ce33"/>
          <table:table-cell table:style-name="ce50" office:value-type="string" calcext:value-type="string">
            <text:p>feat SpectralSpread STD</text:p>
          </table:table-cell>
          <table:table-cell office:value-type="float" office:value="0.4514" calcext:value-type="float">
            <text:p>0.45140</text:p>
          </table:table-cell>
          <table:table-cell table:number-columns-repeated="4" office:value-type="float" office:value="0.4532" calcext:value-type="float">
            <text:p>0.45320</text:p>
          </table:table-cell>
          <table:table-cell office:value-type="float" office:value="0.455" calcext:value-type="float">
            <text:p>0.45500</text:p>
          </table:table-cell>
          <table:table-cell office:value-type="float" office:value="0.4514" calcext:value-type="float">
            <text:p>0.45140</text:p>
          </table:table-cell>
          <table:table-cell table:number-columns-repeated="2" office:value-type="float" office:value="0.4532" calcext:value-type="float">
            <text:p>0.45320</text:p>
          </table:table-cell>
          <table:table-cell table:number-columns-repeated="3" office:value-type="float" office:value="0.455" calcext:value-type="float">
            <text:p>0.45500</text:p>
          </table:table-cell>
          <table:table-cell office:value-type="float" office:value="0.4532" calcext:value-type="float">
            <text:p>0.45320</text:p>
          </table:table-cell>
          <table:table-cell office:value-type="float" office:value="0.455" calcext:value-type="float">
            <text:p>0.45500</text:p>
          </table:table-cell>
          <table:table-cell table:number-columns-repeated="2" office:value-type="float" office:value="0.4568" calcext:value-type="float">
            <text:p>0.45680</text:p>
          </table:table-cell>
          <table:table-cell office:value-type="float" office:value="0.45863309352518" calcext:value-type="float">
            <text:p>0.45863</text:p>
          </table:table-cell>
          <table:table-cell/>
        </table:table-row>
        <table:table-row table:style-name="ro3">
          <table:covered-table-cell table:style-name="ce33"/>
          <table:table-cell table:style-name="ce50" office:value-type="string" calcext:value-type="string">
            <text:p>feat SpectralTonalPowerRatio STD</text:p>
          </table:table-cell>
          <table:table-cell table:number-columns-repeated="16" office:value-type="float" office:value="0.5719" calcext:value-type="float">
            <text:p>0.57190</text:p>
          </table:table-cell>
          <table:table-cell office:value-type="float" office:value="0.575539568345324" calcext:value-type="float">
            <text:p>0.57554</text:p>
          </table:table-cell>
          <table:table-cell/>
        </table:table-row>
        <table:table-row table:style-name="ro3">
          <table:covered-table-cell table:style-name="ce33"/>
          <table:table-cell table:style-name="ce50" office:value-type="string" calcext:value-type="string">
            <text:p>feat TimeZeroCrossingRate STD</text:p>
          </table:table-cell>
          <table:table-cell table:number-columns-repeated="16" office:value-type="float" office:value="0.3975" calcext:value-type="float">
            <text:p>0.39750</text:p>
          </table:table-cell>
          <table:table-cell office:value-type="float" office:value="0.397482014388489" calcext:value-type="float">
            <text:p>0.39748</text:p>
          </table:table-cell>
          <table:table-cell/>
        </table:table-row>
        <table:table-row table:style-name="ro3">
          <table:covered-table-cell table:style-name="ce33"/>
          <table:table-cell table:style-name="ce50" office:value-type="string" calcext:value-type="string">
            <text:p>feat TimeAcfCoeff STD</text:p>
          </table:table-cell>
          <table:table-cell table:number-columns-repeated="16" office:value-type="float" office:value="0.5629" calcext:value-type="float">
            <text:p>0.56290</text:p>
          </table:table-cell>
          <table:table-cell office:value-type="float" office:value="0.56294964028777" calcext:value-type="float">
            <text:p>0.56295</text:p>
          </table:table-cell>
          <table:table-cell/>
        </table:table-row>
        <table:table-row table:style-name="ro3">
          <table:covered-table-cell table:style-name="ce33"/>
          <table:table-cell table:style-name="ce50" office:value-type="string" calcext:value-type="string">
            <text:p>feat TimeMaxAcf STD</text:p>
          </table:table-cell>
          <table:table-cell table:number-columns-repeated="16" office:value-type="float" office:value="0.6439" calcext:value-type="float">
            <text:p>0.64390</text:p>
          </table:table-cell>
          <table:table-cell office:value-type="float" office:value="0.643884892086331" calcext:value-type="float">
            <text:p>0.64388</text:p>
          </table:table-cell>
          <table:table-cell/>
        </table:table-row>
        <table:table-row table:style-name="ro3">
          <table:table-cell table:style-name="Default" table:number-columns-repeated="19"/>
          <table:table-cell/>
        </table:table-row>
        <table:table-row table:style-name="ro3">
          <table:table-cell table:style-name="Default"/>
          <table:table-cell table:style-name="ce26" office:value-type="string" calcext:value-type="string">
            <text:p>AVERAGE</text:p>
          </table:table-cell>
          <table:table-cell table:style-name="ce37" table:formula="of:=AVERAGE([.C4:.C41])" office:value-type="float" office:value="0.37106052631579" calcext:value-type="float">
            <text:p>0.37106</text:p>
          </table:table-cell>
          <table:table-cell table:style-name="ce41" table:formula="of:=AVERAGE([.D4:.D41])" office:value-type="float" office:value="0.418492105263158" calcext:value-type="float">
            <text:p>0.41849</text:p>
          </table:table-cell>
          <table:table-cell table:style-name="ce41" table:formula="of:=AVERAGE([.E4:.E41])" office:value-type="float" office:value="0.418681578947368" calcext:value-type="float">
            <text:p>0.41868</text:p>
          </table:table-cell>
          <table:table-cell table:style-name="ce41" table:formula="of:=AVERAGE([.F4:.F41])" office:value-type="float" office:value="0.418776315789474" calcext:value-type="float">
            <text:p>0.41878</text:p>
          </table:table-cell>
          <table:table-cell table:style-name="ce41" table:formula="of:=AVERAGE([.G4:.G41])" office:value-type="float" office:value="0.422086842105263" calcext:value-type="float">
            <text:p>0.42209</text:p>
          </table:table-cell>
          <table:table-cell table:style-name="ce41" table:formula="of:=AVERAGE([.H4:.H41])" office:value-type="float" office:value="0.422134210526316" calcext:value-type="float">
            <text:p>0.42213</text:p>
          </table:table-cell>
          <table:table-cell table:style-name="ce41" table:formula="of:=AVERAGE([.I4:.I41])" office:value-type="float" office:value="0.422228947368421" calcext:value-type="float">
            <text:p>0.42223</text:p>
          </table:table-cell>
          <table:table-cell table:style-name="ce41" table:formula="of:=AVERAGE([.J4:.J41])" office:value-type="float" office:value="0.422323684210526" calcext:value-type="float">
            <text:p>0.42232</text:p>
          </table:table-cell>
          <table:table-cell table:style-name="ce41" table:formula="of:=AVERAGE([.K4:.K41])" office:value-type="float" office:value="0.421707894736842" calcext:value-type="float">
            <text:p>0.42171</text:p>
          </table:table-cell>
          <table:table-cell table:style-name="ce41" table:formula="of:=AVERAGE([.L4:.L41])" office:value-type="float" office:value="0.422323684210526" calcext:value-type="float">
            <text:p>0.42232</text:p>
          </table:table-cell>
          <table:table-cell table:style-name="ce41" table:formula="of:=AVERAGE([.M4:.M41])" office:value-type="float" office:value="0.422228947368421" calcext:value-type="float">
            <text:p>0.42223</text:p>
          </table:table-cell>
          <table:table-cell table:style-name="ce41" table:formula="of:=AVERAGE([.N4:.N41])" office:value-type="float" office:value="0.422134210526316" calcext:value-type="float">
            <text:p>0.42213</text:p>
          </table:table-cell>
          <table:table-cell table:style-name="ce41" table:formula="of:=AVERAGE([.O4:.O41])" office:value-type="float" office:value="0.422181578947368" calcext:value-type="float">
            <text:p>0.42218</text:p>
          </table:table-cell>
          <table:table-cell table:style-name="ce41" table:formula="of:=AVERAGE([.P4:.P41])" office:value-type="float" office:value="0.422513157894737" calcext:value-type="float">
            <text:p>0.42251</text:p>
          </table:table-cell>
          <table:table-cell table:style-name="ce41" table:formula="of:=AVERAGE([.Q4:.Q41])" office:value-type="float" office:value="0.422797368421053" calcext:value-type="float">
            <text:p>0.42280</text:p>
          </table:table-cell>
          <table:table-cell table:style-name="ce41" table:formula="of:=AVERAGE([.R4:.R41])" office:value-type="float" office:value="0.422797368421053" calcext:value-type="float">
            <text:p>0.42280</text:p>
          </table:table-cell>
          <table:table-cell table:style-name="ce41" table:formula="of:=AVERAGE([.S4:.S41])" office:value-type="float" office:value="0.422519878833775" calcext:value-type="float">
            <text:p>0.42252</text:p>
          </table:table-cell>
          <table:table-cell/>
        </table:table-row>
        <table:table-row table:style-name="ro3" table:number-rows-repeated="3">
          <table:table-cell table:style-name="Default" table:number-columns-repeated="19"/>
          <table:table-cell/>
        </table:table-row>
        <table:table-row table:style-name="ro3">
          <table:table-cell table:style-name="ce19" office:value-type="string" calcext:value-type="string" table:number-columns-spanned="2" table:number-rows-spanned="1">
            <text:p>LEGENDA</text:p>
          </table:table-cell>
          <table:covered-table-cell table:style-name="Default"/>
          <table:table-cell table:style-name="Default"/>
          <table:table-cell table:style-name="ce32" office:value-type="string" calcext:value-type="string">
            <text:p>TEST </text:p>
          </table:table-cell>
          <table:table-cell table:style-name="Default" table:number-columns-repeated="15"/>
          <table:table-cell/>
        </table:table-row>
        <table:table-row table:style-name="ro3">
          <table:table-cell table:style-name="ce20" office:value-type="float" office:value="0.3975" calcext:value-type="float">
            <text:p>0.3975</text:p>
          </table:table-cell>
          <table:table-cell table:style-name="Default" office:value-type="string" calcext:value-type="string">
            <text:p>result is better than no filter</text:p>
          </table:table-cell>
          <table:table-cell table:style-name="Default"/>
          <table:table-cell table:style-name="Default" office:value-type="string" calcext:value-type="string">
            <text:p>YAT1,2,3</text:p>
          </table:table-cell>
          <table:table-cell table:style-name="Default" table:number-columns-repeated="15"/>
          <table:table-cell/>
        </table:table-row>
        <table:table-row table:style-name="ro3">
          <table:table-cell table:style-name="ce21" office:value-type="float" office:value="0.3453" calcext:value-type="float">
            <text:p>0.3453</text:p>
          </table:table-cell>
          <table:table-cell table:style-name="Default" office:value-type="string" calcext:value-type="string">
            <text:p>equal to no filter</text:p>
          </table:table-cell>
          <table:table-cell table:style-name="Default"/>
          <table:table-cell table:style-name="Default" office:value-type="string" calcext:value-type="string">
            <text:p>march</text:p>
          </table:table-cell>
          <table:table-cell table:style-name="Default" table:number-columns-repeated="15"/>
          <table:table-cell/>
        </table:table-row>
        <table:table-row table:style-name="ro3">
          <table:table-cell table:style-name="ce22" office:value-type="float" office:value="0.48343" calcext:value-type="float">
            <text:p>0.48343</text:p>
          </table:table-cell>
          <table:table-cell table:style-name="Default" office:value-type="string" calcext:value-type="string">
            <text:p>result is worst than no filter</text:p>
          </table:table-cell>
          <table:table-cell table:style-name="Default"/>
          <table:table-cell table:style-name="Default" office:value-type="string" calcext:value-type="string">
            <text:p>H 2,6,10,14,18,22</text:p>
          </table:table-cell>
          <table:table-cell table:style-name="Default" table:number-columns-repeated="15"/>
          <table:table-cell/>
        </table:table-row>
        <table:table-row table:style-name="ro3">
          <table:table-cell table:style-name="Default" table:number-columns-repeated="3"/>
          <table:table-cell table:style-name="Default" office:value-type="string" calcext:value-type="string">
            <text:p>556 files</text:p>
          </table:table-cell>
          <table:table-cell table:style-name="Default" table:number-columns-repeated="15"/>
          <table:table-cell/>
        </table:table-row>
        <calcext:conditional-formats>
          <calcext:conditional-format calcext:target-range-address="'order by UPPER filter'.D24:'order by UPPER filter'.S41 'order by UPPER filter'.D4:'order by UPPER filter'.S22">
            <calcext:condition calcext:apply-style-name="Good" calcext:value="formula-is([$'order by UPPER filter'.D4]&lt;[$'order by UPPER filter'.$C4])" calcext:base-cell-address="'order by UPPER filter'.D4"/>
            <calcext:condition calcext:apply-style-name="Footnote" calcext:value="formula-is([$'order by UPPER filter'.D4]=[$'order by UPPER filter'.$C4])" calcext:base-cell-address="'order by UPPER filter'.D4"/>
            <calcext:condition calcext:apply-style-name="Warning" calcext:value="formula-is([$'order by UPPER filter'.D4]&gt;[$'order by UPPER filter'.$C4])" calcext:base-cell-address="'order by UPPER filter'.D4"/>
          </calcext:conditional-format>
          <calcext:conditional-format calcext:target-range-address="'order by UPPER filter'.C2:'order by UPPER filter'.S3">
            <calcext:condition calcext:apply-style-name="Untitled1" calcext:value="=0" calcext:base-cell-address="'order by UPPER filter'.C2"/>
            <calcext:condition calcext:apply-style-name="Untitled2" calcext:value="=5" calcext:base-cell-address="'order by UPPER filter'.C2"/>
            <calcext:condition calcext:apply-style-name="Untitled3" calcext:value="=10" calcext:base-cell-address="'order by UPPER filter'.C2"/>
            <calcext:condition calcext:apply-style-name="Untitled4" calcext:value="=15" calcext:base-cell-address="'order by UPPER filter'.C2"/>
          </calcext:conditional-format>
          <calcext:conditional-format calcext:target-range-address="'order by UPPER filter'.D23:'order by UPPER filter'.S23">
            <calcext:condition calcext:apply-style-name="Good" calcext:value="formula-is([$'order by UPPER filter'.D23]&lt;[$'order by UPPER filter'.$C23])" calcext:base-cell-address="'order by UPPER filter'.D23"/>
            <calcext:condition calcext:apply-style-name="Footnote" calcext:value="formula-is([$'order by UPPER filter'.D23]=[$'order by UPPER filter'.$C23])" calcext:base-cell-address="'order by UPPER filter'.D23"/>
            <calcext:condition calcext:apply-style-name="Warning" calcext:value="formula-is([$'order by UPPER filter'.D23]&gt;[$'order by UPPER filter'.$C23])" calcext:base-cell-address="'order by UPPER filter'.D23"/>
          </calcext:conditional-format>
        </calcext:conditional-formats>
        <calcext:sparkline-groups>
          <calcext:sparkline-group calcext:id="{0412D27D-D843-48B9-A4C2-2D7532DFA642}" calcext:type="line" calcext:line-width="0.5pt" calcext:display-empty-cells-as="gap" calcext:display-x-axis="true" calcext:min-axis-type="individual" calcext:max-axis-type="individual" calcext:color-series="#2a6099" calcext:color-negative="#ff0000" calcext:color-axis="#ff0000" calcext:color-markers="#ff0000" calcext:color-first="#ff0000" calcext:color-last="#ff0000" calcext:color-high="#ff0000" calcext:color-low="#ff0000">
            <calcext:sparklines>
              <calcext:sparkline calcext:cell-address="'order by UPPER filter'.T4" calcext:data-range="'order by UPPER filter'.C4:'order by UPPER filter'.S4"/>
              <calcext:sparkline calcext:cell-address="'order by UPPER filter'.T5" calcext:data-range="'order by UPPER filter'.C5:'order by UPPER filter'.S5"/>
              <calcext:sparkline calcext:cell-address="'order by UPPER filter'.T6" calcext:data-range="'order by UPPER filter'.C6:'order by UPPER filter'.S6"/>
              <calcext:sparkline calcext:cell-address="'order by UPPER filter'.T7" calcext:data-range="'order by UPPER filter'.C7:'order by UPPER filter'.S7"/>
              <calcext:sparkline calcext:cell-address="'order by UPPER filter'.T8" calcext:data-range="'order by UPPER filter'.C8:'order by UPPER filter'.S8"/>
              <calcext:sparkline calcext:cell-address="'order by UPPER filter'.T9" calcext:data-range="'order by UPPER filter'.C9:'order by UPPER filter'.S9"/>
              <calcext:sparkline calcext:cell-address="'order by UPPER filter'.T10" calcext:data-range="'order by UPPER filter'.C10:'order by UPPER filter'.S10"/>
              <calcext:sparkline calcext:cell-address="'order by UPPER filter'.T11" calcext:data-range="'order by UPPER filter'.C11:'order by UPPER filter'.S11"/>
              <calcext:sparkline calcext:cell-address="'order by UPPER filter'.T12" calcext:data-range="'order by UPPER filter'.C12:'order by UPPER filter'.S12"/>
              <calcext:sparkline calcext:cell-address="'order by UPPER filter'.T13" calcext:data-range="'order by UPPER filter'.C13:'order by UPPER filter'.S13"/>
              <calcext:sparkline calcext:cell-address="'order by UPPER filter'.T14" calcext:data-range="'order by UPPER filter'.C14:'order by UPPER filter'.S14"/>
              <calcext:sparkline calcext:cell-address="'order by UPPER filter'.T15" calcext:data-range="'order by UPPER filter'.C15:'order by UPPER filter'.S15"/>
              <calcext:sparkline calcext:cell-address="'order by UPPER filter'.T16" calcext:data-range="'order by UPPER filter'.C16:'order by UPPER filter'.S16"/>
              <calcext:sparkline calcext:cell-address="'order by UPPER filter'.T17" calcext:data-range="'order by UPPER filter'.C17:'order by UPPER filter'.S17"/>
              <calcext:sparkline calcext:cell-address="'order by UPPER filter'.T18" calcext:data-range="'order by UPPER filter'.C18:'order by UPPER filter'.S18"/>
              <calcext:sparkline calcext:cell-address="'order by UPPER filter'.T19" calcext:data-range="'order by UPPER filter'.C19:'order by UPPER filter'.S19"/>
              <calcext:sparkline calcext:cell-address="'order by UPPER filter'.T20" calcext:data-range="'order by UPPER filter'.C20:'order by UPPER filter'.S20"/>
              <calcext:sparkline calcext:cell-address="'order by UPPER filter'.T21" calcext:data-range="'order by UPPER filter'.C21:'order by UPPER filter'.S21"/>
              <calcext:sparkline calcext:cell-address="'order by UPPER filter'.T22" calcext:data-range="'order by UPPER filter'.C22:'order by UPPER filter'.S22"/>
              <calcext:sparkline calcext:cell-address="'order by UPPER filter'.T23" calcext:data-range="'order by UPPER filter'.C23:'order by UPPER filter'.S23"/>
              <calcext:sparkline calcext:cell-address="'order by UPPER filter'.T24" calcext:data-range="'order by UPPER filter'.C24:'order by UPPER filter'.S24"/>
              <calcext:sparkline calcext:cell-address="'order by UPPER filter'.T25" calcext:data-range="'order by UPPER filter'.C25:'order by UPPER filter'.S25"/>
              <calcext:sparkline calcext:cell-address="'order by UPPER filter'.T26" calcext:data-range="'order by UPPER filter'.C26:'order by UPPER filter'.S26"/>
              <calcext:sparkline calcext:cell-address="'order by UPPER filter'.T27" calcext:data-range="'order by UPPER filter'.C27:'order by UPPER filter'.S27"/>
              <calcext:sparkline calcext:cell-address="'order by UPPER filter'.T28" calcext:data-range="'order by UPPER filter'.C28:'order by UPPER filter'.S28"/>
              <calcext:sparkline calcext:cell-address="'order by UPPER filter'.T29" calcext:data-range="'order by UPPER filter'.C29:'order by UPPER filter'.S29"/>
              <calcext:sparkline calcext:cell-address="'order by UPPER filter'.T30" calcext:data-range="'order by UPPER filter'.C30:'order by UPPER filter'.S30"/>
              <calcext:sparkline calcext:cell-address="'order by UPPER filter'.T31" calcext:data-range="'order by UPPER filter'.C31:'order by UPPER filter'.S31"/>
              <calcext:sparkline calcext:cell-address="'order by UPPER filter'.T32" calcext:data-range="'order by UPPER filter'.C32:'order by UPPER filter'.S32"/>
              <calcext:sparkline calcext:cell-address="'order by UPPER filter'.T33" calcext:data-range="'order by UPPER filter'.C33:'order by UPPER filter'.S33"/>
              <calcext:sparkline calcext:cell-address="'order by UPPER filter'.T34" calcext:data-range="'order by UPPER filter'.C34:'order by UPPER filter'.S34"/>
              <calcext:sparkline calcext:cell-address="'order by UPPER filter'.T35" calcext:data-range="'order by UPPER filter'.C35:'order by UPPER filter'.S35"/>
              <calcext:sparkline calcext:cell-address="'order by UPPER filter'.T36" calcext:data-range="'order by UPPER filter'.C36:'order by UPPER filter'.S36"/>
              <calcext:sparkline calcext:cell-address="'order by UPPER filter'.T37" calcext:data-range="'order by UPPER filter'.C37:'order by UPPER filter'.S37"/>
              <calcext:sparkline calcext:cell-address="'order by UPPER filter'.T38" calcext:data-range="'order by UPPER filter'.C38:'order by UPPER filter'.S38"/>
              <calcext:sparkline calcext:cell-address="'order by UPPER filter'.T39" calcext:data-range="'order by UPPER filter'.C39:'order by UPPER filter'.S39"/>
              <calcext:sparkline calcext:cell-address="'order by UPPER filter'.T40" calcext:data-range="'order by UPPER filter'.C40:'order by UPPER filter'.S40"/>
              <calcext:sparkline calcext:cell-address="'order by UPPER filter'.T41" calcext:data-range="'order by UPPER filter'.C41:'order by UPPER filter'.S41"/>
            </calcext:sparklines>
          </calcext:sparkline-group>
        </calcext:sparkline-groups>
      </table:table>
      <table:table table:name="order by LOWER filter" table:style-name="ta1">
        <table:table-column table:style-name="co1" table:default-cell-style-name="ce30"/>
        <table:table-column table:style-name="co1" table:default-cell-style-name="ce49"/>
        <table:table-column table:style-name="co2" table:default-cell-style-name="ce36"/>
        <table:table-column table:style-name="co3" table:default-cell-style-name="ce62"/>
        <table:table-column table:style-name="co4" table:number-columns-repeated="2" table:default-cell-style-name="ce62"/>
        <table:table-column table:style-name="co2" table:number-columns-repeated="2" table:default-cell-style-name="ce62"/>
        <table:table-column table:style-name="co4" table:number-columns-repeated="4" table:default-cell-style-name="ce62"/>
        <table:table-column table:style-name="co5" table:number-columns-repeated="2" table:default-cell-style-name="ce62"/>
        <table:table-column table:style-name="co4" table:number-columns-repeated="2" table:default-cell-style-name="ce62"/>
        <table:table-column table:style-name="co5" table:number-columns-repeated="2" table:default-cell-style-name="ce62"/>
        <table:table-column table:style-name="co6" table:default-cell-style-name="ce64"/>
        <table:table-column table:style-name="co7" table:default-cell-style-name="Default"/>
        <table:table-row table:style-name="ro1">
          <table:table-cell table:style-name="ce13" office:value-type="string" calcext:value-type="string">
            <text:p>TYPE</text:p>
          </table:table-cell>
          <table:table-cell table:style-name="ce13" office:value-type="string" calcext:value-type="string">
            <text:p>RESULT TYPE</text:p>
          </table:table-cell>
          <table:table-cell table:style-name="ce38" office:value-type="string" calcext:value-type="string">
            <text:p>U(0),L(0)</text:p>
          </table:table-cell>
          <table:table-cell table:style-name="ce38" office:value-type="string" calcext:value-type="string">
            <text:p>U(5),L(0)</text:p>
          </table:table-cell>
          <table:table-cell table:style-name="ce38" office:value-type="string" calcext:value-type="string">
            <text:p>U(10),L(0)</text:p>
          </table:table-cell>
          <table:table-cell table:style-name="ce38" office:value-type="string" calcext:value-type="string">
            <text:p>U(15),L(0)</text:p>
          </table:table-cell>
          <table:table-cell table:style-name="ce38" office:value-type="string" calcext:value-type="string">
            <text:p>U(0),L(5)</text:p>
          </table:table-cell>
          <table:table-cell table:style-name="ce38" office:value-type="string" calcext:value-type="string">
            <text:p>U(5),L(5)</text:p>
          </table:table-cell>
          <table:table-cell table:style-name="ce38" office:value-type="string" calcext:value-type="string">
            <text:p>U(10),L(5)</text:p>
          </table:table-cell>
          <table:table-cell table:style-name="ce38" office:value-type="string" calcext:value-type="string">
            <text:p>U(15),L(5)</text:p>
          </table:table-cell>
          <table:table-cell table:style-name="ce38" office:value-type="string" calcext:value-type="string">
            <text:p>U(0),L(10)</text:p>
          </table:table-cell>
          <table:table-cell table:style-name="ce38" office:value-type="string" calcext:value-type="string">
            <text:p>U(5),L(10)</text:p>
          </table:table-cell>
          <table:table-cell table:style-name="ce38" office:value-type="string" calcext:value-type="string">
            <text:p>U(10),L(10)</text:p>
          </table:table-cell>
          <table:table-cell table:style-name="ce38" office:value-type="string" calcext:value-type="string">
            <text:p>U(15),L(10)</text:p>
          </table:table-cell>
          <table:table-cell table:style-name="ce38" office:value-type="string" calcext:value-type="string">
            <text:p>U(0),L(15)</text:p>
          </table:table-cell>
          <table:table-cell table:style-name="ce38" office:value-type="string" calcext:value-type="string">
            <text:p>U(5),L(15)</text:p>
          </table:table-cell>
          <table:table-cell table:style-name="ce38" office:value-type="string" calcext:value-type="string">
            <text:p>U(10),L(15)</text:p>
          </table:table-cell>
          <table:table-cell table:style-name="ce38" office:value-type="string" calcext:value-type="string">
            <text:p>U(15),L(15)</text:p>
          </table:table-cell>
          <table:table-cell table:style-name="ce38" office:value-type="string" calcext:value-type="string">
            <text:p>U(20),L(20)</text:p>
          </table:table-cell>
          <table:table-cell/>
        </table:table-row>
        <table:table-row table:style-name="ro2">
          <table:table-cell table:style-name="ce25" office:value-type="string" calcext:value-type="string" table:number-columns-spanned="1" table:number-rows-spanned="2">
            <text:p>FILTERS</text:p>
          </table:table-cell>
          <table:table-cell table:style-name="ce48" office:value-type="string" calcext:value-type="string">
            <text:p>UPPER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20" calcext:value-type="float">
            <text:p>20</text:p>
          </table:table-cell>
          <table:table-cell/>
        </table:table-row>
        <table:table-row table:style-name="ro2">
          <table:covered-table-cell table:style-name="ce28"/>
          <table:table-cell table:style-name="ce48" office:value-type="string" calcext:value-type="string">
            <text:p>LOWER</text:p>
          </table:table-cell>
          <table:table-cell table:number-columns-repeated="4" table:style-name="ce58" office:value-type="float" office:value="0" calcext:value-type="float">
            <text:p>0</text:p>
          </table:table-cell>
          <table:table-cell table:number-columns-repeated="4" table:style-name="ce58" office:value-type="float" office:value="5" calcext:value-type="float">
            <text:p>5</text:p>
          </table:table-cell>
          <table:table-cell table:number-columns-repeated="4" table:style-name="ce58" office:value-type="float" office:value="10" calcext:value-type="float">
            <text:p>10</text:p>
          </table:table-cell>
          <table:table-cell table:number-columns-repeated="4" table:style-name="ce58" office:value-type="float" office:value="15" calcext:value-type="float">
            <text:p>15</text:p>
          </table:table-cell>
          <table:table-cell table:style-name="ce58" office:value-type="float" office:value="20" calcext:value-type="float">
            <text:p>20</text:p>
          </table:table-cell>
          <table:table-cell/>
        </table:table-row>
        <table:table-row table:style-name="ro3">
          <table:table-cell table:style-name="ce29" office:value-type="string" calcext:value-type="string" table:number-columns-spanned="1" table:number-rows-spanned="19">
            <text:p>NORMAL</text:p>
          </table:table-cell>
          <table:table-cell office:value-type="string" calcext:value-type="string">
            <text:p>conc feat all </text:p>
          </table:table-cell>
          <table:table-cell table:number-columns-repeated="2" office:value-type="float" office:value="0.2698" calcext:value-type="float">
            <text:p>0.26980</text:p>
          </table:table-cell>
          <table:table-cell table:number-columns-repeated="2" office:value-type="float" office:value="0.268" calcext:value-type="float">
            <text:p>0.26800</text:p>
          </table:table-cell>
          <table:table-cell table:number-columns-repeated="2" office:value-type="float" office:value="0.2698" calcext:value-type="float">
            <text:p>0.26980</text:p>
          </table:table-cell>
          <table:table-cell table:number-columns-repeated="2" office:value-type="float" office:value="0.268" calcext:value-type="float">
            <text:p>0.26800</text:p>
          </table:table-cell>
          <table:table-cell table:number-columns-repeated="2" office:value-type="float" office:value="0.2698" calcext:value-type="float">
            <text:p>0.26980</text:p>
          </table:table-cell>
          <table:table-cell table:number-columns-repeated="2" office:value-type="float" office:value="0.268" calcext:value-type="float">
            <text:p>0.26800</text:p>
          </table:table-cell>
          <table:table-cell table:number-columns-repeated="2" office:value-type="float" office:value="0.2698" calcext:value-type="float">
            <text:p>0.26980</text:p>
          </table:table-cell>
          <table:table-cell table:number-columns-repeated="2" office:value-type="float" office:value="0.268" calcext:value-type="float">
            <text:p>0.26800</text:p>
          </table:table-cell>
          <table:table-cell office:value-type="float" office:value="0.267985611510791" calcext:value-type="float">
            <text:p>0.26799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conc feat spectral </text:p>
          </table:table-cell>
          <table:table-cell table:number-columns-repeated="2" office:value-type="float" office:value="0.2698" calcext:value-type="float">
            <text:p>0.26980</text:p>
          </table:table-cell>
          <table:table-cell table:number-columns-repeated="2" office:value-type="float" office:value="0.268" calcext:value-type="float">
            <text:p>0.26800</text:p>
          </table:table-cell>
          <table:table-cell table:number-columns-repeated="2" office:value-type="float" office:value="0.2698" calcext:value-type="float">
            <text:p>0.26980</text:p>
          </table:table-cell>
          <table:table-cell table:number-columns-repeated="2" office:value-type="float" office:value="0.268" calcext:value-type="float">
            <text:p>0.26800</text:p>
          </table:table-cell>
          <table:table-cell table:number-columns-repeated="2" office:value-type="float" office:value="0.2698" calcext:value-type="float">
            <text:p>0.26980</text:p>
          </table:table-cell>
          <table:table-cell table:number-columns-repeated="2" office:value-type="float" office:value="0.268" calcext:value-type="float">
            <text:p>0.26800</text:p>
          </table:table-cell>
          <table:table-cell table:number-columns-repeated="2" office:value-type="float" office:value="0.2698" calcext:value-type="float">
            <text:p>0.26980</text:p>
          </table:table-cell>
          <table:table-cell table:number-columns-repeated="2" office:value-type="float" office:value="0.268" calcext:value-type="float">
            <text:p>0.26800</text:p>
          </table:table-cell>
          <table:table-cell office:value-type="float" office:value="0.267985611510791" calcext:value-type="float">
            <text:p>0.26799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conc feat tonaless </text:p>
          </table:table-cell>
          <table:table-cell office:value-type="float" office:value="0.2968" calcext:value-type="float">
            <text:p>0.29680</text:p>
          </table:table-cell>
          <table:table-cell table:number-columns-repeated="3" office:value-type="float" office:value="0.6097" calcext:value-type="float">
            <text:p>0.60970</text:p>
          </table:table-cell>
          <table:table-cell table:number-columns-repeated="2" office:value-type="float" office:value="0.6079" calcext:value-type="float">
            <text:p>0.60790</text:p>
          </table:table-cell>
          <table:table-cell table:number-columns-repeated="2" office:value-type="float" office:value="0.6097" calcext:value-type="float">
            <text:p>0.60970</text:p>
          </table:table-cell>
          <table:table-cell table:number-columns-repeated="3" office:value-type="float" office:value="0.6079" calcext:value-type="float">
            <text:p>0.60790</text:p>
          </table:table-cell>
          <table:table-cell table:number-columns-repeated="3" office:value-type="float" office:value="0.6097" calcext:value-type="float">
            <text:p>0.60970</text:p>
          </table:table-cell>
          <table:table-cell table:number-columns-repeated="2" office:value-type="float" office:value="0.6079" calcext:value-type="float">
            <text:p>0.60790</text:p>
          </table:table-cell>
          <table:table-cell office:value-type="float" office:value="0.613309352517986" calcext:value-type="float">
            <text:p>0.61331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conc feat time </text:p>
          </table:table-cell>
          <table:table-cell table:number-columns-repeated="16" office:value-type="float" office:value="0.2374" calcext:value-type="float">
            <text:p>0.23740</text:p>
          </table:table-cell>
          <table:table-cell office:value-type="float" office:value="0.237410071942446" calcext:value-type="float">
            <text:p>0.23741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conc avg feat all </text:p>
          </table:table-cell>
          <table:table-cell office:value-type="float" office:value="0.2374" calcext:value-type="float">
            <text:p>0.23740</text:p>
          </table:table-cell>
          <table:table-cell office:value-type="float" office:value="0.2392" calcext:value-type="float">
            <text:p>0.23920</text:p>
          </table:table-cell>
          <table:table-cell office:value-type="float" office:value="0.241" calcext:value-type="float">
            <text:p>0.24100</text:p>
          </table:table-cell>
          <table:table-cell table:number-columns-repeated="2" office:value-type="float" office:value="0.2374" calcext:value-type="float">
            <text:p>0.23740</text:p>
          </table:table-cell>
          <table:table-cell office:value-type="float" office:value="0.2392" calcext:value-type="float">
            <text:p>0.23920</text:p>
          </table:table-cell>
          <table:table-cell office:value-type="float" office:value="0.241" calcext:value-type="float">
            <text:p>0.24100</text:p>
          </table:table-cell>
          <table:table-cell table:number-columns-repeated="3" office:value-type="float" office:value="0.2392" calcext:value-type="float">
            <text:p>0.23920</text:p>
          </table:table-cell>
          <table:table-cell office:value-type="float" office:value="0.241" calcext:value-type="float">
            <text:p>0.24100</text:p>
          </table:table-cell>
          <table:table-cell table:number-columns-repeated="3" office:value-type="float" office:value="0.2392" calcext:value-type="float">
            <text:p>0.23920</text:p>
          </table:table-cell>
          <table:table-cell office:value-type="float" office:value="0.241" calcext:value-type="float">
            <text:p>0.24100</text:p>
          </table:table-cell>
          <table:table-cell office:value-type="float" office:value="0.2392" calcext:value-type="float">
            <text:p>0.23920</text:p>
          </table:table-cell>
          <table:table-cell office:value-type="float" office:value="0.239208633093525" calcext:value-type="float">
            <text:p>0.23921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conc avg feat spectral </text:p>
          </table:table-cell>
          <table:table-cell office:value-type="float" office:value="0.2374" calcext:value-type="float">
            <text:p>0.23740</text:p>
          </table:table-cell>
          <table:table-cell office:value-type="float" office:value="0.2392" calcext:value-type="float">
            <text:p>0.23920</text:p>
          </table:table-cell>
          <table:table-cell office:value-type="float" office:value="0.241" calcext:value-type="float">
            <text:p>0.24100</text:p>
          </table:table-cell>
          <table:table-cell table:number-columns-repeated="2" office:value-type="float" office:value="0.2374" calcext:value-type="float">
            <text:p>0.23740</text:p>
          </table:table-cell>
          <table:table-cell office:value-type="float" office:value="0.2392" calcext:value-type="float">
            <text:p>0.23920</text:p>
          </table:table-cell>
          <table:table-cell office:value-type="float" office:value="0.241" calcext:value-type="float">
            <text:p>0.24100</text:p>
          </table:table-cell>
          <table:table-cell table:number-columns-repeated="3" office:value-type="float" office:value="0.2392" calcext:value-type="float">
            <text:p>0.23920</text:p>
          </table:table-cell>
          <table:table-cell office:value-type="float" office:value="0.241" calcext:value-type="float">
            <text:p>0.24100</text:p>
          </table:table-cell>
          <table:table-cell table:number-columns-repeated="3" office:value-type="float" office:value="0.2392" calcext:value-type="float">
            <text:p>0.23920</text:p>
          </table:table-cell>
          <table:table-cell office:value-type="float" office:value="0.241" calcext:value-type="float">
            <text:p>0.24100</text:p>
          </table:table-cell>
          <table:table-cell office:value-type="float" office:value="0.2392" calcext:value-type="float">
            <text:p>0.23920</text:p>
          </table:table-cell>
          <table:table-cell office:value-type="float" office:value="0.239208633093525" calcext:value-type="float">
            <text:p>0.23921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conc avg feat tonaless </text:p>
          </table:table-cell>
          <table:table-cell office:value-type="float" office:value="0.3165" calcext:value-type="float">
            <text:p>0.31650</text:p>
          </table:table-cell>
          <table:table-cell office:value-type="float" office:value="0.518" calcext:value-type="float">
            <text:p>0.51800</text:p>
          </table:table-cell>
          <table:table-cell office:value-type="float" office:value="0.5162" calcext:value-type="float">
            <text:p>0.51620</text:p>
          </table:table-cell>
          <table:table-cell office:value-type="float" office:value="0.5054" calcext:value-type="float">
            <text:p>0.50540</text:p>
          </table:table-cell>
          <table:table-cell table:number-columns-repeated="3" office:value-type="float" office:value="0.5198" calcext:value-type="float">
            <text:p>0.51980</text:p>
          </table:table-cell>
          <table:table-cell office:value-type="float" office:value="0.5054" calcext:value-type="float">
            <text:p>0.50540</text:p>
          </table:table-cell>
          <table:table-cell office:value-type="float" office:value="0.5198" calcext:value-type="float">
            <text:p>0.51980</text:p>
          </table:table-cell>
          <table:table-cell office:value-type="float" office:value="0.5216" calcext:value-type="float">
            <text:p>0.52160</text:p>
          </table:table-cell>
          <table:table-cell office:value-type="float" office:value="0.5198" calcext:value-type="float">
            <text:p>0.51980</text:p>
          </table:table-cell>
          <table:table-cell office:value-type="float" office:value="0.5072" calcext:value-type="float">
            <text:p>0.50720</text:p>
          </table:table-cell>
          <table:table-cell table:number-columns-repeated="3" office:value-type="float" office:value="0.5198" calcext:value-type="float">
            <text:p>0.51980</text:p>
          </table:table-cell>
          <table:table-cell office:value-type="float" office:value="0.5072" calcext:value-type="float">
            <text:p>0.50720</text:p>
          </table:table-cell>
          <table:table-cell office:value-type="float" office:value="0.507194244604317" calcext:value-type="float">
            <text:p>0.50719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conc avg feat time </text:p>
          </table:table-cell>
          <table:table-cell table:number-columns-repeated="16" office:value-type="float" office:value="0.2122" calcext:value-type="float">
            <text:p>0.21220</text:p>
          </table:table-cell>
          <table:table-cell office:value-type="float" office:value="0.212230215827338" calcext:value-type="float">
            <text:p>0.21223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feat SpectralCentroid </text:p>
          </table:table-cell>
          <table:table-cell table:number-columns-repeated="3" office:value-type="float" office:value="0.3561" calcext:value-type="float">
            <text:p>0.35610</text:p>
          </table:table-cell>
          <table:table-cell office:value-type="float" office:value="0.3615" calcext:value-type="float">
            <text:p>0.36150</text:p>
          </table:table-cell>
          <table:table-cell table:number-columns-repeated="3" office:value-type="float" office:value="0.3579" calcext:value-type="float">
            <text:p>0.35790</text:p>
          </table:table-cell>
          <table:table-cell office:value-type="float" office:value="0.3615" calcext:value-type="float">
            <text:p>0.36150</text:p>
          </table:table-cell>
          <table:table-cell office:value-type="float" office:value="0.3597" calcext:value-type="float">
            <text:p>0.35970</text:p>
          </table:table-cell>
          <table:table-cell table:number-columns-repeated="2" office:value-type="float" office:value="0.3579" calcext:value-type="float">
            <text:p>0.35790</text:p>
          </table:table-cell>
          <table:table-cell office:value-type="float" office:value="0.3615" calcext:value-type="float">
            <text:p>0.36150</text:p>
          </table:table-cell>
          <table:table-cell table:number-columns-repeated="3" office:value-type="float" office:value="0.3579" calcext:value-type="float">
            <text:p>0.35790</text:p>
          </table:table-cell>
          <table:table-cell office:value-type="float" office:value="0.3633" calcext:value-type="float">
            <text:p>0.36330</text:p>
          </table:table-cell>
          <table:table-cell office:value-type="float" office:value="0.363309352517986" calcext:value-type="float">
            <text:p>0.36331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feat SpectralCrestFactor </text:p>
          </table:table-cell>
          <table:table-cell office:value-type="float" office:value="0.6187" calcext:value-type="float">
            <text:p>0.61870</text:p>
          </table:table-cell>
          <table:table-cell office:value-type="float" office:value="0.6169" calcext:value-type="float">
            <text:p>0.61690</text:p>
          </table:table-cell>
          <table:table-cell table:number-columns-repeated="2" office:value-type="float" office:value="0.6187" calcext:value-type="float">
            <text:p>0.61870</text:p>
          </table:table-cell>
          <table:table-cell office:value-type="float" office:value="0.6169" calcext:value-type="float">
            <text:p>0.61690</text:p>
          </table:table-cell>
          <table:table-cell office:value-type="float" office:value="0.6151" calcext:value-type="float">
            <text:p>0.61510</text:p>
          </table:table-cell>
          <table:table-cell table:number-columns-repeated="2" office:value-type="float" office:value="0.6187" calcext:value-type="float">
            <text:p>0.61870</text:p>
          </table:table-cell>
          <table:table-cell office:value-type="float" office:value="0.6169" calcext:value-type="float">
            <text:p>0.61690</text:p>
          </table:table-cell>
          <table:table-cell table:number-columns-repeated="2" office:value-type="float" office:value="0.6151" calcext:value-type="float">
            <text:p>0.61510</text:p>
          </table:table-cell>
          <table:table-cell office:value-type="float" office:value="0.6187" calcext:value-type="float">
            <text:p>0.61870</text:p>
          </table:table-cell>
          <table:table-cell office:value-type="float" office:value="0.6169" calcext:value-type="float">
            <text:p>0.61690</text:p>
          </table:table-cell>
          <table:table-cell table:number-columns-repeated="2" office:value-type="float" office:value="0.6151" calcext:value-type="float">
            <text:p>0.61510</text:p>
          </table:table-cell>
          <table:table-cell office:value-type="float" office:value="0.6169" calcext:value-type="float">
            <text:p>0.61690</text:p>
          </table:table-cell>
          <table:table-cell office:value-type="float" office:value="0.622302158273381" calcext:value-type="float">
            <text:p>0.62230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feat SpectralDecrease </text:p>
          </table:table-cell>
          <table:table-cell office:value-type="float" office:value="0.4442" calcext:value-type="float">
            <text:p>0.44420</text:p>
          </table:table-cell>
          <table:table-cell office:value-type="float" office:value="0.4568" calcext:value-type="float">
            <text:p>0.45680</text:p>
          </table:table-cell>
          <table:table-cell office:value-type="float" office:value="0.4586" calcext:value-type="float">
            <text:p>0.45860</text:p>
          </table:table-cell>
          <table:table-cell office:value-type="float" office:value="0.4802" calcext:value-type="float">
            <text:p>0.48020</text:p>
          </table:table-cell>
          <table:table-cell office:value-type="float" office:value="0.4442" calcext:value-type="float">
            <text:p>0.44420</text:p>
          </table:table-cell>
          <table:table-cell office:value-type="float" office:value="0.4568" calcext:value-type="float">
            <text:p>0.45680</text:p>
          </table:table-cell>
          <table:table-cell office:value-type="float" office:value="0.4604" calcext:value-type="float">
            <text:p>0.46040</text:p>
          </table:table-cell>
          <table:table-cell office:value-type="float" office:value="0.482" calcext:value-type="float">
            <text:p>0.48200</text:p>
          </table:table-cell>
          <table:table-cell office:value-type="float" office:value="0.4442" calcext:value-type="float">
            <text:p>0.44420</text:p>
          </table:table-cell>
          <table:table-cell office:value-type="float" office:value="0.4586" calcext:value-type="float">
            <text:p>0.45860</text:p>
          </table:table-cell>
          <table:table-cell office:value-type="float" office:value="0.4604" calcext:value-type="float">
            <text:p>0.46040</text:p>
          </table:table-cell>
          <table:table-cell office:value-type="float" office:value="0.4802" calcext:value-type="float">
            <text:p>0.48020</text:p>
          </table:table-cell>
          <table:table-cell office:value-type="float" office:value="0.4442" calcext:value-type="float">
            <text:p>0.44420</text:p>
          </table:table-cell>
          <table:table-cell office:value-type="float" office:value="0.4586" calcext:value-type="float">
            <text:p>0.45860</text:p>
          </table:table-cell>
          <table:table-cell office:value-type="float" office:value="0.4604" calcext:value-type="float">
            <text:p>0.46040</text:p>
          </table:table-cell>
          <table:table-cell office:value-type="float" office:value="0.4802" calcext:value-type="float">
            <text:p>0.48020</text:p>
          </table:table-cell>
          <table:table-cell office:value-type="float" office:value="0.469424460431655" calcext:value-type="float">
            <text:p>0.46942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feat SpectralFlatness </text:p>
          </table:table-cell>
          <table:table-cell office:value-type="float" office:value="0.3183" calcext:value-type="float">
            <text:p>0.31830</text:p>
          </table:table-cell>
          <table:table-cell table:number-columns-repeated="15" office:value-type="float" office:value="0.6655" calcext:value-type="float">
            <text:p>0.66550</text:p>
          </table:table-cell>
          <table:table-cell office:value-type="float" office:value="0.665467625899281" calcext:value-type="float">
            <text:p>0.66547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feat SpectralFlux </text:p>
          </table:table-cell>
          <table:table-cell table:number-columns-repeated="2" office:value-type="float" office:value="0.5594" calcext:value-type="float">
            <text:p>0.55940</text:p>
          </table:table-cell>
          <table:table-cell office:value-type="float" office:value="0.5576" calcext:value-type="float">
            <text:p>0.55760</text:p>
          </table:table-cell>
          <table:table-cell office:value-type="float" office:value="0.554" calcext:value-type="float">
            <text:p>0.55400</text:p>
          </table:table-cell>
          <table:table-cell table:number-columns-repeated="2" office:value-type="float" office:value="0.5594" calcext:value-type="float">
            <text:p>0.55940</text:p>
          </table:table-cell>
          <table:table-cell office:value-type="float" office:value="0.5576" calcext:value-type="float">
            <text:p>0.55760</text:p>
          </table:table-cell>
          <table:table-cell office:value-type="float" office:value="0.554" calcext:value-type="float">
            <text:p>0.55400</text:p>
          </table:table-cell>
          <table:table-cell table:number-columns-repeated="2" office:value-type="float" office:value="0.5594" calcext:value-type="float">
            <text:p>0.55940</text:p>
          </table:table-cell>
          <table:table-cell office:value-type="float" office:value="0.5576" calcext:value-type="float">
            <text:p>0.55760</text:p>
          </table:table-cell>
          <table:table-cell office:value-type="float" office:value="0.554" calcext:value-type="float">
            <text:p>0.55400</text:p>
          </table:table-cell>
          <table:table-cell table:number-columns-repeated="2" office:value-type="float" office:value="0.5594" calcext:value-type="float">
            <text:p>0.55940</text:p>
          </table:table-cell>
          <table:table-cell office:value-type="float" office:value="0.5576" calcext:value-type="float">
            <text:p>0.55760</text:p>
          </table:table-cell>
          <table:table-cell office:value-type="float" office:value="0.554" calcext:value-type="float">
            <text:p>0.55400</text:p>
          </table:table-cell>
          <table:table-cell office:value-type="float" office:value="0.553956834532374" calcext:value-type="float">
            <text:p>0.55396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feat SpectralRolloff </text:p>
          </table:table-cell>
          <table:table-cell table:number-columns-repeated="2" office:value-type="float" office:value="0.3273" calcext:value-type="float">
            <text:p>0.32730</text:p>
          </table:table-cell>
          <table:table-cell office:value-type="float" office:value="0.3255" calcext:value-type="float">
            <text:p>0.32550</text:p>
          </table:table-cell>
          <table:table-cell office:value-type="float" office:value="0.3237" calcext:value-type="float">
            <text:p>0.32370</text:p>
          </table:table-cell>
          <table:table-cell table:number-columns-repeated="3" office:value-type="float" office:value="0.3273" calcext:value-type="float">
            <text:p>0.32730</text:p>
          </table:table-cell>
          <table:table-cell office:value-type="float" office:value="0.3255" calcext:value-type="float">
            <text:p>0.32550</text:p>
          </table:table-cell>
          <table:table-cell table:number-columns-repeated="4" office:value-type="float" office:value="0.3273" calcext:value-type="float">
            <text:p>0.32730</text:p>
          </table:table-cell>
          <table:table-cell office:value-type="float" office:value="0.3291" calcext:value-type="float">
            <text:p>0.32910</text:p>
          </table:table-cell>
          <table:table-cell table:number-columns-repeated="3" office:value-type="float" office:value="0.3273" calcext:value-type="float">
            <text:p>0.32730</text:p>
          </table:table-cell>
          <table:table-cell office:value-type="float" office:value="0.327338129496403" calcext:value-type="float">
            <text:p>0.32734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feat SpectralSpread </text:p>
          </table:table-cell>
          <table:table-cell office:value-type="float" office:value="0.4568" calcext:value-type="float">
            <text:p>0.45680</text:p>
          </table:table-cell>
          <table:table-cell office:value-type="float" office:value="0.4586" calcext:value-type="float">
            <text:p>0.45860</text:p>
          </table:table-cell>
          <table:table-cell office:value-type="float" office:value="0.4568" calcext:value-type="float">
            <text:p>0.45680</text:p>
          </table:table-cell>
          <table:table-cell office:value-type="float" office:value="0.4622" calcext:value-type="float">
            <text:p>0.46220</text:p>
          </table:table-cell>
          <table:table-cell office:value-type="float" office:value="0.4568" calcext:value-type="float">
            <text:p>0.45680</text:p>
          </table:table-cell>
          <table:table-cell office:value-type="float" office:value="0.4586" calcext:value-type="float">
            <text:p>0.45860</text:p>
          </table:table-cell>
          <table:table-cell table:number-columns-repeated="2" office:value-type="float" office:value="0.4604" calcext:value-type="float">
            <text:p>0.46040</text:p>
          </table:table-cell>
          <table:table-cell office:value-type="float" office:value="0.4568" calcext:value-type="float">
            <text:p>0.45680</text:p>
          </table:table-cell>
          <table:table-cell office:value-type="float" office:value="0.4586" calcext:value-type="float">
            <text:p>0.45860</text:p>
          </table:table-cell>
          <table:table-cell office:value-type="float" office:value="0.4604" calcext:value-type="float">
            <text:p>0.46040</text:p>
          </table:table-cell>
          <table:table-cell office:value-type="float" office:value="0.4622" calcext:value-type="float">
            <text:p>0.46220</text:p>
          </table:table-cell>
          <table:table-cell table:number-columns-repeated="2" office:value-type="float" office:value="0.4586" calcext:value-type="float">
            <text:p>0.45860</text:p>
          </table:table-cell>
          <table:table-cell office:value-type="float" office:value="0.4604" calcext:value-type="float">
            <text:p>0.46040</text:p>
          </table:table-cell>
          <table:table-cell office:value-type="float" office:value="0.464" calcext:value-type="float">
            <text:p>0.46400</text:p>
          </table:table-cell>
          <table:table-cell office:value-type="float" office:value="0.467625899280576" calcext:value-type="float">
            <text:p>0.46763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feat SpectralTonalPowerRatio </text:p>
          </table:table-cell>
          <table:table-cell table:number-columns-repeated="9" office:value-type="float" office:value="0.5773" calcext:value-type="float">
            <text:p>0.57730</text:p>
          </table:table-cell>
          <table:table-cell office:value-type="float" office:value="0.5755" calcext:value-type="float">
            <text:p>0.57550</text:p>
          </table:table-cell>
          <table:table-cell table:number-columns-repeated="2" office:value-type="float" office:value="0.5773" calcext:value-type="float">
            <text:p>0.57730</text:p>
          </table:table-cell>
          <table:table-cell table:number-columns-repeated="3" office:value-type="float" office:value="0.5755" calcext:value-type="float">
            <text:p>0.57550</text:p>
          </table:table-cell>
          <table:table-cell office:value-type="float" office:value="0.5773" calcext:value-type="float">
            <text:p>0.57730</text:p>
          </table:table-cell>
          <table:table-cell office:value-type="float" office:value="0.580935251798561" calcext:value-type="float">
            <text:p>0.58094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feat TimeZeroCrossingRate </text:p>
          </table:table-cell>
          <table:table-cell table:number-columns-repeated="16" office:value-type="float" office:value="0.4047" calcext:value-type="float">
            <text:p>0.40470</text:p>
          </table:table-cell>
          <table:table-cell office:value-type="float" office:value="0.404676258992806" calcext:value-type="float">
            <text:p>0.40468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feat TimeAcfCoeff </text:p>
          </table:table-cell>
          <table:table-cell table:number-columns-repeated="16" office:value-type="float" office:value="0.5576" calcext:value-type="float">
            <text:p>0.55760</text:p>
          </table:table-cell>
          <table:table-cell office:value-type="float" office:value="0.557553956834532" calcext:value-type="float">
            <text:p>0.55755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feat TimeMaxAcf </text:p>
          </table:table-cell>
          <table:table-cell table:number-columns-repeated="16" office:value-type="float" office:value="0.6475" calcext:value-type="float">
            <text:p>0.64750</text:p>
          </table:table-cell>
          <table:table-cell office:value-type="float" office:value="0.647482014388489" calcext:value-type="float">
            <text:p>0.64748</text:p>
          </table:table-cell>
          <table:table-cell/>
        </table:table-row>
        <table:table-row table:style-name="ro3">
          <table:table-cell table:style-name="ce31" office:value-type="string" calcext:value-type="string" table:number-columns-spanned="1" table:number-rows-spanned="19">
            <text:p>STANDARDIZED</text:p>
          </table:table-cell>
          <table:table-cell table:style-name="ce55" office:value-type="string" calcext:value-type="string">
            <text:p>conc feat all STD</text:p>
          </table:table-cell>
          <table:table-cell table:style-name="ce57" office:value-type="float" office:value="0.0827" calcext:value-type="float">
            <text:p>0.08270</text:p>
          </table:table-cell>
          <table:table-cell table:style-name="ce59" office:value-type="float" office:value="0.2086" calcext:value-type="float">
            <text:p>0.20860</text:p>
          </table:table-cell>
          <table:table-cell table:style-name="ce59" office:value-type="float" office:value="0.2068" calcext:value-type="float">
            <text:p>0.20680</text:p>
          </table:table-cell>
          <table:table-cell table:style-name="ce59" office:value-type="float" office:value="0.205" calcext:value-type="float">
            <text:p>0.20500</text:p>
          </table:table-cell>
          <table:table-cell table:style-name="ce59" office:value-type="float" office:value="0.1583" calcext:value-type="float">
            <text:p>0.15830</text:p>
          </table:table-cell>
          <table:table-cell table:style-name="ce59" office:value-type="float" office:value="0.2086" calcext:value-type="float">
            <text:p>0.20860</text:p>
          </table:table-cell>
          <table:table-cell table:style-name="ce59" office:value-type="float" office:value="0.2068" calcext:value-type="float">
            <text:p>0.20680</text:p>
          </table:table-cell>
          <table:table-cell table:style-name="ce59" office:value-type="float" office:value="0.205" calcext:value-type="float">
            <text:p>0.20500</text:p>
          </table:table-cell>
          <table:table-cell table:style-name="ce59" office:value-type="float" office:value="0.1583" calcext:value-type="float">
            <text:p>0.15830</text:p>
          </table:table-cell>
          <table:table-cell table:style-name="ce59" office:value-type="float" office:value="0.2086" calcext:value-type="float">
            <text:p>0.20860</text:p>
          </table:table-cell>
          <table:table-cell table:style-name="ce59" office:value-type="float" office:value="0.2068" calcext:value-type="float">
            <text:p>0.20680</text:p>
          </table:table-cell>
          <table:table-cell table:style-name="ce59" office:value-type="float" office:value="0.205" calcext:value-type="float">
            <text:p>0.20500</text:p>
          </table:table-cell>
          <table:table-cell table:style-name="ce59" office:value-type="float" office:value="0.1583" calcext:value-type="float">
            <text:p>0.15830</text:p>
          </table:table-cell>
          <table:table-cell table:style-name="ce59" office:value-type="float" office:value="0.2086" calcext:value-type="float">
            <text:p>0.20860</text:p>
          </table:table-cell>
          <table:table-cell table:style-name="ce59" office:value-type="float" office:value="0.2068" calcext:value-type="float">
            <text:p>0.20680</text:p>
          </table:table-cell>
          <table:table-cell table:style-name="ce59" office:value-type="float" office:value="0.205" calcext:value-type="float">
            <text:p>0.20500</text:p>
          </table:table-cell>
          <table:table-cell table:style-name="ce61" office:value-type="float" office:value="0.203237410071942" calcext:value-type="float">
            <text:p>0.20324</text:p>
          </table:table-cell>
          <table:table-cell/>
        </table:table-row>
        <table:table-row table:style-name="ro3">
          <table:covered-table-cell table:style-name="ce33"/>
          <table:table-cell table:style-name="ce50" office:value-type="string" calcext:value-type="string">
            <text:p>conc feat spectral STD</text:p>
          </table:table-cell>
          <table:table-cell office:value-type="float" office:value="0.1978" calcext:value-type="float">
            <text:p>0.19780</text:p>
          </table:table-cell>
          <table:table-cell office:value-type="float" office:value="0.232" calcext:value-type="float">
            <text:p>0.23200</text:p>
          </table:table-cell>
          <table:table-cell office:value-type="float" office:value="0.223" calcext:value-type="float">
            <text:p>0.22300</text:p>
          </table:table-cell>
          <table:table-cell office:value-type="float" office:value="0.2266" calcext:value-type="float">
            <text:p>0.22660</text:p>
          </table:table-cell>
          <table:table-cell office:value-type="float" office:value="0.1978" calcext:value-type="float">
            <text:p>0.19780</text:p>
          </table:table-cell>
          <table:table-cell office:value-type="float" office:value="0.232" calcext:value-type="float">
            <text:p>0.23200</text:p>
          </table:table-cell>
          <table:table-cell table:number-columns-repeated="2" office:value-type="float" office:value="0.2266" calcext:value-type="float">
            <text:p>0.22660</text:p>
          </table:table-cell>
          <table:table-cell office:value-type="float" office:value="0.1978" calcext:value-type="float">
            <text:p>0.19780</text:p>
          </table:table-cell>
          <table:table-cell office:value-type="float" office:value="0.232" calcext:value-type="float">
            <text:p>0.23200</text:p>
          </table:table-cell>
          <table:table-cell table:number-columns-repeated="2" office:value-type="float" office:value="0.2266" calcext:value-type="float">
            <text:p>0.22660</text:p>
          </table:table-cell>
          <table:table-cell office:value-type="float" office:value="0.1978" calcext:value-type="float">
            <text:p>0.19780</text:p>
          </table:table-cell>
          <table:table-cell office:value-type="float" office:value="0.232" calcext:value-type="float">
            <text:p>0.23200</text:p>
          </table:table-cell>
          <table:table-cell table:number-columns-repeated="2" office:value-type="float" office:value="0.2266" calcext:value-type="float">
            <text:p>0.22660</text:p>
          </table:table-cell>
          <table:table-cell office:value-type="float" office:value="0.22841726618705" calcext:value-type="float">
            <text:p>0.22842</text:p>
          </table:table-cell>
          <table:table-cell/>
        </table:table-row>
        <table:table-row table:style-name="ro3">
          <table:covered-table-cell table:style-name="ce33"/>
          <table:table-cell table:style-name="ce50" office:value-type="string" calcext:value-type="string">
            <text:p>conc feat tonaless STD</text:p>
          </table:table-cell>
          <table:table-cell office:value-type="float" office:value="0.2806" calcext:value-type="float">
            <text:p>0.28060</text:p>
          </table:table-cell>
          <table:table-cell office:value-type="float" office:value="0.5342" calcext:value-type="float">
            <text:p>0.53420</text:p>
          </table:table-cell>
          <table:table-cell table:number-columns-repeated="2" office:value-type="float" office:value="0.5324" calcext:value-type="float">
            <text:p>0.53240</text:p>
          </table:table-cell>
          <table:table-cell table:number-columns-repeated="2" office:value-type="float" office:value="0.5342" calcext:value-type="float">
            <text:p>0.53420</text:p>
          </table:table-cell>
          <table:table-cell table:number-columns-repeated="2" office:value-type="float" office:value="0.5324" calcext:value-type="float">
            <text:p>0.53240</text:p>
          </table:table-cell>
          <table:table-cell office:value-type="float" office:value="0.536" calcext:value-type="float">
            <text:p>0.53600</text:p>
          </table:table-cell>
          <table:table-cell office:value-type="float" office:value="0.5342" calcext:value-type="float">
            <text:p>0.53420</text:p>
          </table:table-cell>
          <table:table-cell table:number-columns-repeated="2" office:value-type="float" office:value="0.5324" calcext:value-type="float">
            <text:p>0.53240</text:p>
          </table:table-cell>
          <table:table-cell office:value-type="float" office:value="0.5378" calcext:value-type="float">
            <text:p>0.53780</text:p>
          </table:table-cell>
          <table:table-cell office:value-type="float" office:value="0.536" calcext:value-type="float">
            <text:p>0.53600</text:p>
          </table:table-cell>
          <table:table-cell office:value-type="float" office:value="0.5342" calcext:value-type="float">
            <text:p>0.53420</text:p>
          </table:table-cell>
          <table:table-cell office:value-type="float" office:value="0.5324" calcext:value-type="float">
            <text:p>0.53240</text:p>
          </table:table-cell>
          <table:table-cell office:value-type="float" office:value="0.537769784172662" calcext:value-type="float">
            <text:p>0.53777</text:p>
          </table:table-cell>
          <table:table-cell/>
        </table:table-row>
        <table:table-row table:style-name="ro3">
          <table:covered-table-cell table:style-name="ce33"/>
          <table:table-cell table:style-name="ce50" office:value-type="string" calcext:value-type="string">
            <text:p>conc feat time STD</text:p>
          </table:table-cell>
          <table:table-cell table:number-columns-repeated="16" office:value-type="float" office:value="0.2392" calcext:value-type="float">
            <text:p>0.23920</text:p>
          </table:table-cell>
          <table:table-cell office:value-type="float" office:value="0.239208633093525" calcext:value-type="float">
            <text:p>0.23921</text:p>
          </table:table-cell>
          <table:table-cell/>
        </table:table-row>
        <table:table-row table:style-name="ro3">
          <table:covered-table-cell table:style-name="ce33"/>
          <table:table-cell table:style-name="ce50" office:value-type="string" calcext:value-type="string">
            <text:p>conc avg feat all STD</text:p>
          </table:table-cell>
          <table:table-cell office:value-type="float" office:value="0.0683" calcext:value-type="float">
            <text:p>0.06830</text:p>
          </table:table-cell>
          <table:table-cell office:value-type="float" office:value="0.1259" calcext:value-type="float">
            <text:p>0.12590</text:p>
          </table:table-cell>
          <table:table-cell office:value-type="float" office:value="0.1277" calcext:value-type="float">
            <text:p>0.12770</text:p>
          </table:table-cell>
          <table:table-cell office:value-type="float" office:value="0.1259" calcext:value-type="float">
            <text:p>0.12590</text:p>
          </table:table-cell>
          <table:table-cell office:value-type="float" office:value="0.0953" calcext:value-type="float">
            <text:p>0.09530</text:p>
          </table:table-cell>
          <table:table-cell office:value-type="float" office:value="0.1259" calcext:value-type="float">
            <text:p>0.12590</text:p>
          </table:table-cell>
          <table:table-cell office:value-type="float" office:value="0.1277" calcext:value-type="float">
            <text:p>0.12770</text:p>
          </table:table-cell>
          <table:table-cell office:value-type="float" office:value="0.1259" calcext:value-type="float">
            <text:p>0.12590</text:p>
          </table:table-cell>
          <table:table-cell office:value-type="float" office:value="0.0953" calcext:value-type="float">
            <text:p>0.09530</text:p>
          </table:table-cell>
          <table:table-cell office:value-type="float" office:value="0.1259" calcext:value-type="float">
            <text:p>0.12590</text:p>
          </table:table-cell>
          <table:table-cell office:value-type="float" office:value="0.1277" calcext:value-type="float">
            <text:p>0.12770</text:p>
          </table:table-cell>
          <table:table-cell office:value-type="float" office:value="0.1259" calcext:value-type="float">
            <text:p>0.12590</text:p>
          </table:table-cell>
          <table:table-cell office:value-type="float" office:value="0.0953" calcext:value-type="float">
            <text:p>0.09530</text:p>
          </table:table-cell>
          <table:table-cell table:number-columns-repeated="3" office:value-type="float" office:value="0.1259" calcext:value-type="float">
            <text:p>0.12590</text:p>
          </table:table-cell>
          <table:table-cell office:value-type="float" office:value="0.122302158273381" calcext:value-type="float">
            <text:p>0.12230</text:p>
          </table:table-cell>
          <table:table-cell/>
        </table:table-row>
        <table:table-row table:style-name="ro3">
          <table:covered-table-cell table:style-name="ce33"/>
          <table:table-cell table:style-name="ce50" office:value-type="string" calcext:value-type="string">
            <text:p>conc avg feat spectral STD</text:p>
          </table:table-cell>
          <table:table-cell office:value-type="float" office:value="0.1727" calcext:value-type="float">
            <text:p>0.17270</text:p>
          </table:table-cell>
          <table:table-cell office:value-type="float" office:value="0.2176" calcext:value-type="float">
            <text:p>0.21760</text:p>
          </table:table-cell>
          <table:table-cell office:value-type="float" office:value="0.2122" calcext:value-type="float">
            <text:p>0.21220</text:p>
          </table:table-cell>
          <table:table-cell office:value-type="float" office:value="0.2086" calcext:value-type="float">
            <text:p>0.20860</text:p>
          </table:table-cell>
          <table:table-cell office:value-type="float" office:value="0.1727" calcext:value-type="float">
            <text:p>0.17270</text:p>
          </table:table-cell>
          <table:table-cell office:value-type="float" office:value="0.2176" calcext:value-type="float">
            <text:p>0.21760</text:p>
          </table:table-cell>
          <table:table-cell office:value-type="float" office:value="0.2122" calcext:value-type="float">
            <text:p>0.21220</text:p>
          </table:table-cell>
          <table:table-cell office:value-type="float" office:value="0.2104" calcext:value-type="float">
            <text:p>0.21040</text:p>
          </table:table-cell>
          <table:table-cell office:value-type="float" office:value="0.1727" calcext:value-type="float">
            <text:p>0.17270</text:p>
          </table:table-cell>
          <table:table-cell office:value-type="float" office:value="0.2176" calcext:value-type="float">
            <text:p>0.21760</text:p>
          </table:table-cell>
          <table:table-cell office:value-type="float" office:value="0.2122" calcext:value-type="float">
            <text:p>0.21220</text:p>
          </table:table-cell>
          <table:table-cell office:value-type="float" office:value="0.2104" calcext:value-type="float">
            <text:p>0.21040</text:p>
          </table:table-cell>
          <table:table-cell office:value-type="float" office:value="0.1727" calcext:value-type="float">
            <text:p>0.17270</text:p>
          </table:table-cell>
          <table:table-cell office:value-type="float" office:value="0.2176" calcext:value-type="float">
            <text:p>0.21760</text:p>
          </table:table-cell>
          <table:table-cell office:value-type="float" office:value="0.2122" calcext:value-type="float">
            <text:p>0.21220</text:p>
          </table:table-cell>
          <table:table-cell office:value-type="float" office:value="0.2104" calcext:value-type="float">
            <text:p>0.21040</text:p>
          </table:table-cell>
          <table:table-cell office:value-type="float" office:value="0.205035971223022" calcext:value-type="float">
            <text:p>0.20504</text:p>
          </table:table-cell>
          <table:table-cell/>
        </table:table-row>
        <table:table-row table:style-name="ro3">
          <table:covered-table-cell table:style-name="ce33"/>
          <table:table-cell table:style-name="ce50" office:value-type="string" calcext:value-type="string">
            <text:p>conc avg feat tonaless STD</text:p>
          </table:table-cell>
          <table:table-cell office:value-type="float" office:value="0.2104" calcext:value-type="float">
            <text:p>0.21040</text:p>
          </table:table-cell>
          <table:table-cell office:value-type="float" office:value="0.4424" calcext:value-type="float">
            <text:p>0.44240</text:p>
          </table:table-cell>
          <table:table-cell table:number-columns-repeated="3" office:value-type="float" office:value="0.446" calcext:value-type="float">
            <text:p>0.44600</text:p>
          </table:table-cell>
          <table:table-cell office:value-type="float" office:value="0.4442" calcext:value-type="float">
            <text:p>0.44420</text:p>
          </table:table-cell>
          <table:table-cell office:value-type="float" office:value="0.4514" calcext:value-type="float">
            <text:p>0.45140</text:p>
          </table:table-cell>
          <table:table-cell office:value-type="float" office:value="0.4496" calcext:value-type="float">
            <text:p>0.44960</text:p>
          </table:table-cell>
          <table:table-cell office:value-type="float" office:value="0.446" calcext:value-type="float">
            <text:p>0.44600</text:p>
          </table:table-cell>
          <table:table-cell office:value-type="float" office:value="0.4496" calcext:value-type="float">
            <text:p>0.44960</text:p>
          </table:table-cell>
          <table:table-cell office:value-type="float" office:value="0.4514" calcext:value-type="float">
            <text:p>0.45140</text:p>
          </table:table-cell>
          <table:table-cell office:value-type="float" office:value="0.4532" calcext:value-type="float">
            <text:p>0.45320</text:p>
          </table:table-cell>
          <table:table-cell office:value-type="float" office:value="0.446" calcext:value-type="float">
            <text:p>0.44600</text:p>
          </table:table-cell>
          <table:table-cell office:value-type="float" office:value="0.4478" calcext:value-type="float">
            <text:p>0.44780</text:p>
          </table:table-cell>
          <table:table-cell table:number-columns-repeated="2" office:value-type="float" office:value="0.4532" calcext:value-type="float">
            <text:p>0.45320</text:p>
          </table:table-cell>
          <table:table-cell office:value-type="float" office:value="0.449640287769784" calcext:value-type="float">
            <text:p>0.44964</text:p>
          </table:table-cell>
          <table:table-cell/>
        </table:table-row>
        <table:table-row table:style-name="ro3">
          <table:covered-table-cell table:style-name="ce33"/>
          <table:table-cell table:style-name="ce50" office:value-type="string" calcext:value-type="string">
            <text:p>conc avg feat time STD</text:p>
          </table:table-cell>
          <table:table-cell table:number-columns-repeated="16" office:value-type="float" office:value="0.1996" calcext:value-type="float">
            <text:p>0.19960</text:p>
          </table:table-cell>
          <table:table-cell office:value-type="float" office:value="0.199640287769784" calcext:value-type="float">
            <text:p>0.19964</text:p>
          </table:table-cell>
          <table:table-cell/>
        </table:table-row>
        <table:table-row table:style-name="ro3">
          <table:covered-table-cell table:style-name="ce33"/>
          <table:table-cell table:style-name="ce50" office:value-type="string" calcext:value-type="string">
            <text:p>feat SpectralCentroid STD</text:p>
          </table:table-cell>
          <table:table-cell table:number-columns-repeated="2" office:value-type="float" office:value="0.3561" calcext:value-type="float">
            <text:p>0.35610</text:p>
          </table:table-cell>
          <table:table-cell office:value-type="float" office:value="0.3543" calcext:value-type="float">
            <text:p>0.35430</text:p>
          </table:table-cell>
          <table:table-cell office:value-type="float" office:value="0.3579" calcext:value-type="float">
            <text:p>0.35790</text:p>
          </table:table-cell>
          <table:table-cell table:number-columns-repeated="3" office:value-type="float" office:value="0.3543" calcext:value-type="float">
            <text:p>0.35430</text:p>
          </table:table-cell>
          <table:table-cell office:value-type="float" office:value="0.3579" calcext:value-type="float">
            <text:p>0.35790</text:p>
          </table:table-cell>
          <table:table-cell office:value-type="float" office:value="0.3561" calcext:value-type="float">
            <text:p>0.35610</text:p>
          </table:table-cell>
          <table:table-cell table:number-columns-repeated="2" office:value-type="float" office:value="0.3543" calcext:value-type="float">
            <text:p>0.35430</text:p>
          </table:table-cell>
          <table:table-cell office:value-type="float" office:value="0.3579" calcext:value-type="float">
            <text:p>0.35790</text:p>
          </table:table-cell>
          <table:table-cell office:value-type="float" office:value="0.3561" calcext:value-type="float">
            <text:p>0.35610</text:p>
          </table:table-cell>
          <table:table-cell office:value-type="float" office:value="0.3543" calcext:value-type="float">
            <text:p>0.35430</text:p>
          </table:table-cell>
          <table:table-cell office:value-type="float" office:value="0.3525" calcext:value-type="float">
            <text:p>0.35250</text:p>
          </table:table-cell>
          <table:table-cell office:value-type="float" office:value="0.3579" calcext:value-type="float">
            <text:p>0.35790</text:p>
          </table:table-cell>
          <table:table-cell office:value-type="float" office:value="0.356115107913669" calcext:value-type="float">
            <text:p>0.35612</text:p>
          </table:table-cell>
          <table:table-cell/>
        </table:table-row>
        <table:table-row table:style-name="ro3">
          <table:covered-table-cell table:style-name="ce33"/>
          <table:table-cell table:style-name="ce50" office:value-type="string" calcext:value-type="string">
            <text:p>feat SpectralCrestFactor STD</text:p>
          </table:table-cell>
          <table:table-cell office:value-type="float" office:value="0.6277" calcext:value-type="float">
            <text:p>0.62770</text:p>
          </table:table-cell>
          <table:table-cell office:value-type="float" office:value="0.6259" calcext:value-type="float">
            <text:p>0.62590</text:p>
          </table:table-cell>
          <table:table-cell office:value-type="float" office:value="0.6277" calcext:value-type="float">
            <text:p>0.62770</text:p>
          </table:table-cell>
          <table:table-cell office:value-type="float" office:value="0.6259" calcext:value-type="float">
            <text:p>0.62590</text:p>
          </table:table-cell>
          <table:table-cell office:value-type="float" office:value="0.6277" calcext:value-type="float">
            <text:p>0.62770</text:p>
          </table:table-cell>
          <table:table-cell office:value-type="float" office:value="0.6259" calcext:value-type="float">
            <text:p>0.62590</text:p>
          </table:table-cell>
          <table:table-cell office:value-type="float" office:value="0.6295" calcext:value-type="float">
            <text:p>0.62950</text:p>
          </table:table-cell>
          <table:table-cell office:value-type="float" office:value="0.6259" calcext:value-type="float">
            <text:p>0.62590</text:p>
          </table:table-cell>
          <table:table-cell office:value-type="float" office:value="0.6277" calcext:value-type="float">
            <text:p>0.62770</text:p>
          </table:table-cell>
          <table:table-cell office:value-type="float" office:value="0.6259" calcext:value-type="float">
            <text:p>0.62590</text:p>
          </table:table-cell>
          <table:table-cell table:number-columns-repeated="2" office:value-type="float" office:value="0.6277" calcext:value-type="float">
            <text:p>0.62770</text:p>
          </table:table-cell>
          <table:table-cell office:value-type="float" office:value="0.6295" calcext:value-type="float">
            <text:p>0.62950</text:p>
          </table:table-cell>
          <table:table-cell office:value-type="float" office:value="0.6277" calcext:value-type="float">
            <text:p>0.62770</text:p>
          </table:table-cell>
          <table:table-cell office:value-type="float" office:value="0.6295" calcext:value-type="float">
            <text:p>0.62950</text:p>
          </table:table-cell>
          <table:table-cell office:value-type="float" office:value="0.6277" calcext:value-type="float">
            <text:p>0.62770</text:p>
          </table:table-cell>
          <table:table-cell office:value-type="float" office:value="0.62589928057554" calcext:value-type="float">
            <text:p>0.62590</text:p>
          </table:table-cell>
          <table:table-cell/>
        </table:table-row>
        <table:table-row table:style-name="ro3">
          <table:covered-table-cell table:style-name="ce33"/>
          <table:table-cell table:style-name="ce50" office:value-type="string" calcext:value-type="string">
            <text:p>feat SpectralDecrease STD</text:p>
          </table:table-cell>
          <table:table-cell office:value-type="float" office:value="0.4946" calcext:value-type="float">
            <text:p>0.49460</text:p>
          </table:table-cell>
          <table:table-cell office:value-type="float" office:value="0.4622" calcext:value-type="float">
            <text:p>0.46220</text:p>
          </table:table-cell>
          <table:table-cell office:value-type="float" office:value="0.464" calcext:value-type="float">
            <text:p>0.46400</text:p>
          </table:table-cell>
          <table:table-cell office:value-type="float" office:value="0.4748" calcext:value-type="float">
            <text:p>0.47480</text:p>
          </table:table-cell>
          <table:table-cell office:value-type="float" office:value="0.4946" calcext:value-type="float">
            <text:p>0.49460</text:p>
          </table:table-cell>
          <table:table-cell table:number-columns-repeated="2" office:value-type="float" office:value="0.464" calcext:value-type="float">
            <text:p>0.46400</text:p>
          </table:table-cell>
          <table:table-cell office:value-type="float" office:value="0.4748" calcext:value-type="float">
            <text:p>0.47480</text:p>
          </table:table-cell>
          <table:table-cell office:value-type="float" office:value="0.4946" calcext:value-type="float">
            <text:p>0.49460</text:p>
          </table:table-cell>
          <table:table-cell office:value-type="float" office:value="0.4622" calcext:value-type="float">
            <text:p>0.46220</text:p>
          </table:table-cell>
          <table:table-cell office:value-type="float" office:value="0.464" calcext:value-type="float">
            <text:p>0.46400</text:p>
          </table:table-cell>
          <table:table-cell office:value-type="float" office:value="0.4748" calcext:value-type="float">
            <text:p>0.47480</text:p>
          </table:table-cell>
          <table:table-cell office:value-type="float" office:value="0.4946" calcext:value-type="float">
            <text:p>0.49460</text:p>
          </table:table-cell>
          <table:table-cell office:value-type="float" office:value="0.4622" calcext:value-type="float">
            <text:p>0.46220</text:p>
          </table:table-cell>
          <table:table-cell office:value-type="float" office:value="0.464" calcext:value-type="float">
            <text:p>0.46400</text:p>
          </table:table-cell>
          <table:table-cell office:value-type="float" office:value="0.4766" calcext:value-type="float">
            <text:p>0.47660</text:p>
          </table:table-cell>
          <table:table-cell office:value-type="float" office:value="0.460431654676259" calcext:value-type="float">
            <text:p>0.46043</text:p>
          </table:table-cell>
          <table:table-cell/>
        </table:table-row>
        <table:table-row table:style-name="ro3">
          <table:covered-table-cell table:style-name="ce33"/>
          <table:table-cell table:style-name="ce50" office:value-type="string" calcext:value-type="string">
            <text:p>feat SpectralFlatness STD</text:p>
          </table:table-cell>
          <table:table-cell office:value-type="float" office:value="0.3183" calcext:value-type="float">
            <text:p>0.31830</text:p>
          </table:table-cell>
          <table:table-cell table:number-columns-repeated="15" office:value-type="float" office:value="0.6655" calcext:value-type="float">
            <text:p>0.66550</text:p>
          </table:table-cell>
          <table:table-cell office:value-type="float" office:value="0.665467625899281" calcext:value-type="float">
            <text:p>0.66547</text:p>
          </table:table-cell>
          <table:table-cell/>
        </table:table-row>
        <table:table-row table:style-name="ro3">
          <table:covered-table-cell table:style-name="ce33"/>
          <table:table-cell table:style-name="ce50" office:value-type="string" calcext:value-type="string">
            <text:p>feat SpectralFlux STD</text:p>
          </table:table-cell>
          <table:table-cell table:number-columns-repeated="3" office:value-type="float" office:value="0.5576" calcext:value-type="float">
            <text:p>0.55760</text:p>
          </table:table-cell>
          <table:table-cell office:value-type="float" office:value="0.5558" calcext:value-type="float">
            <text:p>0.55580</text:p>
          </table:table-cell>
          <table:table-cell office:value-type="float" office:value="0.5576" calcext:value-type="float">
            <text:p>0.55760</text:p>
          </table:table-cell>
          <table:table-cell office:value-type="float" office:value="0.5558" calcext:value-type="float">
            <text:p>0.55580</text:p>
          </table:table-cell>
          <table:table-cell office:value-type="float" office:value="0.5576" calcext:value-type="float">
            <text:p>0.55760</text:p>
          </table:table-cell>
          <table:table-cell office:value-type="float" office:value="0.5558" calcext:value-type="float">
            <text:p>0.55580</text:p>
          </table:table-cell>
          <table:table-cell office:value-type="float" office:value="0.5576" calcext:value-type="float">
            <text:p>0.55760</text:p>
          </table:table-cell>
          <table:table-cell office:value-type="float" office:value="0.5558" calcext:value-type="float">
            <text:p>0.55580</text:p>
          </table:table-cell>
          <table:table-cell office:value-type="float" office:value="0.5576" calcext:value-type="float">
            <text:p>0.55760</text:p>
          </table:table-cell>
          <table:table-cell table:number-columns-repeated="3" office:value-type="float" office:value="0.5558" calcext:value-type="float">
            <text:p>0.55580</text:p>
          </table:table-cell>
          <table:table-cell office:value-type="float" office:value="0.5576" calcext:value-type="float">
            <text:p>0.55760</text:p>
          </table:table-cell>
          <table:table-cell office:value-type="float" office:value="0.5558" calcext:value-type="float">
            <text:p>0.55580</text:p>
          </table:table-cell>
          <table:table-cell office:value-type="float" office:value="0.555755395683453" calcext:value-type="float">
            <text:p>0.55576</text:p>
          </table:table-cell>
          <table:table-cell/>
        </table:table-row>
        <table:table-row table:style-name="ro3">
          <table:covered-table-cell table:style-name="ce33"/>
          <table:table-cell table:style-name="ce50" office:value-type="string" calcext:value-type="string">
            <text:p>feat SpectralRolloff STD</text:p>
          </table:table-cell>
          <table:table-cell office:value-type="float" office:value="0.3219" calcext:value-type="float">
            <text:p>0.32190</text:p>
          </table:table-cell>
          <table:table-cell table:number-columns-repeated="2" office:value-type="float" office:value="0.3201" calcext:value-type="float">
            <text:p>0.32010</text:p>
          </table:table-cell>
          <table:table-cell office:value-type="float" office:value="0.3219" calcext:value-type="float">
            <text:p>0.32190</text:p>
          </table:table-cell>
          <table:table-cell office:value-type="float" office:value="0.3237" calcext:value-type="float">
            <text:p>0.32370</text:p>
          </table:table-cell>
          <table:table-cell office:value-type="float" office:value="0.3201" calcext:value-type="float">
            <text:p>0.32010</text:p>
          </table:table-cell>
          <table:table-cell office:value-type="float" office:value="0.3183" calcext:value-type="float">
            <text:p>0.31830</text:p>
          </table:table-cell>
          <table:table-cell table:number-columns-repeated="7" office:value-type="float" office:value="0.3219" calcext:value-type="float">
            <text:p>0.32190</text:p>
          </table:table-cell>
          <table:table-cell office:value-type="float" office:value="0.3183" calcext:value-type="float">
            <text:p>0.31830</text:p>
          </table:table-cell>
          <table:table-cell office:value-type="float" office:value="0.3201" calcext:value-type="float">
            <text:p>0.32010</text:p>
          </table:table-cell>
          <table:table-cell office:value-type="float" office:value="0.323741007194245" calcext:value-type="float">
            <text:p>0.32374</text:p>
          </table:table-cell>
          <table:table-cell/>
        </table:table-row>
        <table:table-row table:style-name="ro3">
          <table:covered-table-cell table:style-name="ce33"/>
          <table:table-cell table:style-name="ce50" office:value-type="string" calcext:value-type="string">
            <text:p>feat SpectralSpread STD</text:p>
          </table:table-cell>
          <table:table-cell office:value-type="float" office:value="0.4514" calcext:value-type="float">
            <text:p>0.45140</text:p>
          </table:table-cell>
          <table:table-cell table:number-columns-repeated="4" office:value-type="float" office:value="0.4532" calcext:value-type="float">
            <text:p>0.45320</text:p>
          </table:table-cell>
          <table:table-cell table:number-columns-repeated="3" office:value-type="float" office:value="0.455" calcext:value-type="float">
            <text:p>0.45500</text:p>
          </table:table-cell>
          <table:table-cell office:value-type="float" office:value="0.4532" calcext:value-type="float">
            <text:p>0.45320</text:p>
          </table:table-cell>
          <table:table-cell office:value-type="float" office:value="0.4514" calcext:value-type="float">
            <text:p>0.45140</text:p>
          </table:table-cell>
          <table:table-cell office:value-type="float" office:value="0.455" calcext:value-type="float">
            <text:p>0.45500</text:p>
          </table:table-cell>
          <table:table-cell office:value-type="float" office:value="0.4568" calcext:value-type="float">
            <text:p>0.45680</text:p>
          </table:table-cell>
          <table:table-cell table:number-columns-repeated="2" office:value-type="float" office:value="0.4532" calcext:value-type="float">
            <text:p>0.45320</text:p>
          </table:table-cell>
          <table:table-cell office:value-type="float" office:value="0.455" calcext:value-type="float">
            <text:p>0.45500</text:p>
          </table:table-cell>
          <table:table-cell office:value-type="float" office:value="0.4568" calcext:value-type="float">
            <text:p>0.45680</text:p>
          </table:table-cell>
          <table:table-cell office:value-type="float" office:value="0.45863309352518" calcext:value-type="float">
            <text:p>0.45863</text:p>
          </table:table-cell>
          <table:table-cell/>
        </table:table-row>
        <table:table-row table:style-name="ro3">
          <table:covered-table-cell table:style-name="ce33"/>
          <table:table-cell table:style-name="ce50" office:value-type="string" calcext:value-type="string">
            <text:p>feat SpectralTonalPowerRatio STD</text:p>
          </table:table-cell>
          <table:table-cell table:number-columns-repeated="16" office:value-type="float" office:value="0.5719" calcext:value-type="float">
            <text:p>0.57190</text:p>
          </table:table-cell>
          <table:table-cell office:value-type="float" office:value="0.575539568345324" calcext:value-type="float">
            <text:p>0.57554</text:p>
          </table:table-cell>
          <table:table-cell/>
        </table:table-row>
        <table:table-row table:style-name="ro3">
          <table:covered-table-cell table:style-name="ce33"/>
          <table:table-cell table:style-name="ce50" office:value-type="string" calcext:value-type="string">
            <text:p>feat TimeZeroCrossingRate STD</text:p>
          </table:table-cell>
          <table:table-cell table:number-columns-repeated="16" office:value-type="float" office:value="0.3975" calcext:value-type="float">
            <text:p>0.39750</text:p>
          </table:table-cell>
          <table:table-cell office:value-type="float" office:value="0.397482014388489" calcext:value-type="float">
            <text:p>0.39748</text:p>
          </table:table-cell>
          <table:table-cell/>
        </table:table-row>
        <table:table-row table:style-name="ro3">
          <table:covered-table-cell table:style-name="ce33"/>
          <table:table-cell table:style-name="ce50" office:value-type="string" calcext:value-type="string">
            <text:p>feat TimeAcfCoeff STD</text:p>
          </table:table-cell>
          <table:table-cell table:number-columns-repeated="16" office:value-type="float" office:value="0.5629" calcext:value-type="float">
            <text:p>0.56290</text:p>
          </table:table-cell>
          <table:table-cell office:value-type="float" office:value="0.56294964028777" calcext:value-type="float">
            <text:p>0.56295</text:p>
          </table:table-cell>
          <table:table-cell/>
        </table:table-row>
        <table:table-row table:style-name="ro3">
          <table:covered-table-cell table:style-name="ce33"/>
          <table:table-cell table:style-name="ce50" office:value-type="string" calcext:value-type="string">
            <text:p>feat TimeMaxAcf STD</text:p>
          </table:table-cell>
          <table:table-cell table:number-columns-repeated="16" office:value-type="float" office:value="0.6439" calcext:value-type="float">
            <text:p>0.64390</text:p>
          </table:table-cell>
          <table:table-cell office:value-type="float" office:value="0.643884892086331" calcext:value-type="float">
            <text:p>0.64388</text:p>
          </table:table-cell>
          <table:table-cell/>
        </table:table-row>
        <table:table-row table:style-name="ro3">
          <table:table-cell table:style-name="Default" table:number-columns-repeated="19"/>
          <table:table-cell/>
        </table:table-row>
        <table:table-row table:style-name="ro3">
          <table:table-cell table:style-name="Default"/>
          <table:table-cell table:style-name="ce26" office:value-type="string" calcext:value-type="string">
            <text:p>AVERAGE</text:p>
          </table:table-cell>
          <table:table-cell table:style-name="ce37" table:formula="of:=AVERAGE([.C4:.C41])" office:value-type="float" office:value="0.37106052631579" calcext:value-type="float">
            <text:p>0.37106</text:p>
          </table:table-cell>
          <table:table-cell table:style-name="ce41" table:formula="of:=AVERAGE([.D4:.D41])" office:value-type="float" office:value="0.422086842105263" calcext:value-type="float">
            <text:p>0.42209</text:p>
          </table:table-cell>
          <table:table-cell table:style-name="ce41" table:formula="of:=AVERAGE([.E4:.E41])" office:value-type="float" office:value="0.421707894736842" calcext:value-type="float">
            <text:p>0.42171</text:p>
          </table:table-cell>
          <table:table-cell table:style-name="ce41" table:formula="of:=AVERAGE([.F4:.F41])" office:value-type="float" office:value="0.422181578947368" calcext:value-type="float">
            <text:p>0.42218</text:p>
          </table:table-cell>
          <table:table-cell table:style-name="ce41" table:formula="of:=AVERAGE([.G4:.G41])" office:value-type="float" office:value="0.418492105263158" calcext:value-type="float">
            <text:p>0.41849</text:p>
          </table:table-cell>
          <table:table-cell table:style-name="ce41" table:formula="of:=AVERAGE([.H4:.H41])" office:value-type="float" office:value="0.422134210526316" calcext:value-type="float">
            <text:p>0.42213</text:p>
          </table:table-cell>
          <table:table-cell table:style-name="ce41" table:formula="of:=AVERAGE([.I4:.I41])" office:value-type="float" office:value="0.422323684210526" calcext:value-type="float">
            <text:p>0.42232</text:p>
          </table:table-cell>
          <table:table-cell table:style-name="ce41" table:formula="of:=AVERAGE([.J4:.J41])" office:value-type="float" office:value="0.422513157894737" calcext:value-type="float">
            <text:p>0.42251</text:p>
          </table:table-cell>
          <table:table-cell table:style-name="ce41" table:formula="of:=AVERAGE([.K4:.K41])" office:value-type="float" office:value="0.418681578947368" calcext:value-type="float">
            <text:p>0.41868</text:p>
          </table:table-cell>
          <table:table-cell table:style-name="ce41" table:formula="of:=AVERAGE([.L4:.L41])" office:value-type="float" office:value="0.422228947368421" calcext:value-type="float">
            <text:p>0.42223</text:p>
          </table:table-cell>
          <table:table-cell table:style-name="ce41" table:formula="of:=AVERAGE([.M4:.M41])" office:value-type="float" office:value="0.422228947368421" calcext:value-type="float">
            <text:p>0.42223</text:p>
          </table:table-cell>
          <table:table-cell table:style-name="ce41" table:formula="of:=AVERAGE([.N4:.N41])" office:value-type="float" office:value="0.422797368421053" calcext:value-type="float">
            <text:p>0.42280</text:p>
          </table:table-cell>
          <table:table-cell table:style-name="ce41" table:formula="of:=AVERAGE([.O4:.O41])" office:value-type="float" office:value="0.418776315789474" calcext:value-type="float">
            <text:p>0.41878</text:p>
          </table:table-cell>
          <table:table-cell table:style-name="ce41" table:formula="of:=AVERAGE([.P4:.P41])" office:value-type="float" office:value="0.422323684210526" calcext:value-type="float">
            <text:p>0.42232</text:p>
          </table:table-cell>
          <table:table-cell table:style-name="ce41" table:formula="of:=AVERAGE([.Q4:.Q41])" office:value-type="float" office:value="0.422134210526316" calcext:value-type="float">
            <text:p>0.42213</text:p>
          </table:table-cell>
          <table:table-cell table:style-name="ce41" table:formula="of:=AVERAGE([.R4:.R41])" office:value-type="float" office:value="0.422797368421053" calcext:value-type="float">
            <text:p>0.42280</text:p>
          </table:table-cell>
          <table:table-cell table:style-name="ce41" table:formula="of:=AVERAGE([.S4:.S41])" office:value-type="float" office:value="0.422519878833775" calcext:value-type="float">
            <text:p>0.42252</text:p>
          </table:table-cell>
          <table:table-cell/>
        </table:table-row>
        <table:table-row table:style-name="ro3" table:number-rows-repeated="3">
          <table:table-cell table:style-name="Default" table:number-columns-repeated="19"/>
          <table:table-cell/>
        </table:table-row>
        <table:table-row table:style-name="ro3">
          <table:table-cell table:style-name="ce19" office:value-type="string" calcext:value-type="string" table:number-columns-spanned="2" table:number-rows-spanned="1">
            <text:p>LEGENDA</text:p>
          </table:table-cell>
          <table:covered-table-cell table:style-name="Default"/>
          <table:table-cell table:style-name="Default"/>
          <table:table-cell table:style-name="ce32" office:value-type="string" calcext:value-type="string">
            <text:p>TEST </text:p>
          </table:table-cell>
          <table:table-cell table:style-name="Default" table:number-columns-repeated="15"/>
          <table:table-cell/>
        </table:table-row>
        <table:table-row table:style-name="ro3">
          <table:table-cell table:style-name="ce20" office:value-type="float" office:value="0.3975" calcext:value-type="float">
            <text:p>0.3975</text:p>
          </table:table-cell>
          <table:table-cell table:style-name="Default" office:value-type="string" calcext:value-type="string">
            <text:p>result is better than no filter</text:p>
          </table:table-cell>
          <table:table-cell table:style-name="Default"/>
          <table:table-cell table:style-name="Default" office:value-type="string" calcext:value-type="string">
            <text:p>YAT1,2,3</text:p>
          </table:table-cell>
          <table:table-cell table:style-name="Default" table:number-columns-repeated="15"/>
          <table:table-cell/>
        </table:table-row>
        <table:table-row table:style-name="ro3">
          <table:table-cell table:style-name="ce21" office:value-type="float" office:value="0.3453" calcext:value-type="float">
            <text:p>0.3453</text:p>
          </table:table-cell>
          <table:table-cell table:style-name="Default" office:value-type="string" calcext:value-type="string">
            <text:p>equal to no filter</text:p>
          </table:table-cell>
          <table:table-cell table:style-name="Default"/>
          <table:table-cell table:style-name="Default" office:value-type="string" calcext:value-type="string">
            <text:p>march</text:p>
          </table:table-cell>
          <table:table-cell table:style-name="Default" table:number-columns-repeated="15"/>
          <table:table-cell/>
        </table:table-row>
        <table:table-row table:style-name="ro3">
          <table:table-cell table:style-name="ce22" office:value-type="float" office:value="0.48343" calcext:value-type="float">
            <text:p>0.48343</text:p>
          </table:table-cell>
          <table:table-cell table:style-name="Default" office:value-type="string" calcext:value-type="string">
            <text:p>result is worst than no filter</text:p>
          </table:table-cell>
          <table:table-cell table:style-name="Default"/>
          <table:table-cell table:style-name="Default" office:value-type="string" calcext:value-type="string">
            <text:p>H 2,6,10,14,18,22</text:p>
          </table:table-cell>
          <table:table-cell table:style-name="Default" table:number-columns-repeated="15"/>
          <table:table-cell/>
        </table:table-row>
        <table:table-row table:style-name="ro3">
          <table:table-cell table:style-name="Default" table:number-columns-repeated="3"/>
          <table:table-cell table:style-name="Default" office:value-type="string" calcext:value-type="string">
            <text:p>556 files</text:p>
          </table:table-cell>
          <table:table-cell table:style-name="Default" table:number-columns-repeated="15"/>
          <table:table-cell/>
        </table:table-row>
        <calcext:conditional-formats>
          <calcext:conditional-format calcext:target-range-address="'order by LOWER filter'.D24:'order by LOWER filter'.S41 'order by LOWER filter'.D4:'order by LOWER filter'.S22">
            <calcext:condition calcext:apply-style-name="Good" calcext:value="formula-is([$'order by LOWER filter'.D4]&lt;[$'order by LOWER filter'.$C4])" calcext:base-cell-address="'order by LOWER filter'.D4"/>
            <calcext:condition calcext:apply-style-name="Footnote" calcext:value="formula-is([$'order by LOWER filter'.D4]=[$'order by LOWER filter'.$C4])" calcext:base-cell-address="'order by LOWER filter'.D4"/>
            <calcext:condition calcext:apply-style-name="Warning" calcext:value="formula-is([$'order by LOWER filter'.D4]&gt;[$'order by LOWER filter'.$C4])" calcext:base-cell-address="'order by LOWER filter'.D4"/>
          </calcext:conditional-format>
          <calcext:conditional-format calcext:target-range-address="'order by LOWER filter'.C2:'order by LOWER filter'.S3">
            <calcext:condition calcext:apply-style-name="Untitled1" calcext:value="=0" calcext:base-cell-address="'order by LOWER filter'.C2"/>
            <calcext:condition calcext:apply-style-name="Untitled2" calcext:value="=5" calcext:base-cell-address="'order by LOWER filter'.C2"/>
            <calcext:condition calcext:apply-style-name="Untitled3" calcext:value="=10" calcext:base-cell-address="'order by LOWER filter'.C2"/>
            <calcext:condition calcext:apply-style-name="Untitled4" calcext:value="=15" calcext:base-cell-address="'order by LOWER filter'.C2"/>
          </calcext:conditional-format>
          <calcext:conditional-format calcext:target-range-address="'order by LOWER filter'.D23:'order by LOWER filter'.S23">
            <calcext:condition calcext:apply-style-name="Good" calcext:value="formula-is([$'order by LOWER filter'.D23]&lt;[$'order by LOWER filter'.$C23])" calcext:base-cell-address="'order by LOWER filter'.D23"/>
            <calcext:condition calcext:apply-style-name="Footnote" calcext:value="formula-is([$'order by LOWER filter'.D23]=[$'order by LOWER filter'.$C23])" calcext:base-cell-address="'order by LOWER filter'.D23"/>
            <calcext:condition calcext:apply-style-name="Warning" calcext:value="formula-is([$'order by LOWER filter'.D23]&gt;[$'order by LOWER filter'.$C23])" calcext:base-cell-address="'order by LOWER filter'.D23"/>
          </calcext:conditional-format>
        </calcext:conditional-formats>
        <calcext:sparkline-groups>
          <calcext:sparkline-group calcext:id="{C3F2061B-4A2D-4C55-951F-0DC67CFC313B}" calcext:type="line" calcext:line-width="0.75pt" calcext:display-empty-cells-as="zero" calcext:min-axis-type="individual" calcext:max-axis-type="individual" calcext:color-series="#2a6099" calcext:color-negative="#ff0000" calcext:color-axis="#ff0000" calcext:color-markers="#ff0000" calcext:color-first="#ff0000" calcext:color-last="#ff0000" calcext:color-high="#ff0000" calcext:color-low="#ff0000">
            <calcext:sparklines>
              <calcext:sparkline calcext:cell-address="'order by LOWER filter'.T4" calcext:data-range="'order by LOWER filter'.C4:'order by LOWER filter'.S4"/>
              <calcext:sparkline calcext:cell-address="'order by LOWER filter'.T5" calcext:data-range="'order by LOWER filter'.C5:'order by LOWER filter'.S5"/>
              <calcext:sparkline calcext:cell-address="'order by LOWER filter'.T6" calcext:data-range="'order by LOWER filter'.C6:'order by LOWER filter'.S6"/>
              <calcext:sparkline calcext:cell-address="'order by LOWER filter'.T7" calcext:data-range="'order by LOWER filter'.C7:'order by LOWER filter'.S7"/>
              <calcext:sparkline calcext:cell-address="'order by LOWER filter'.T8" calcext:data-range="'order by LOWER filter'.C8:'order by LOWER filter'.S8"/>
              <calcext:sparkline calcext:cell-address="'order by LOWER filter'.T9" calcext:data-range="'order by LOWER filter'.C9:'order by LOWER filter'.S9"/>
              <calcext:sparkline calcext:cell-address="'order by LOWER filter'.T10" calcext:data-range="'order by LOWER filter'.C10:'order by LOWER filter'.S10"/>
              <calcext:sparkline calcext:cell-address="'order by LOWER filter'.T11" calcext:data-range="'order by LOWER filter'.C11:'order by LOWER filter'.S11"/>
              <calcext:sparkline calcext:cell-address="'order by LOWER filter'.T12" calcext:data-range="'order by LOWER filter'.C12:'order by LOWER filter'.S12"/>
              <calcext:sparkline calcext:cell-address="'order by LOWER filter'.T13" calcext:data-range="'order by LOWER filter'.C13:'order by LOWER filter'.S13"/>
              <calcext:sparkline calcext:cell-address="'order by LOWER filter'.T14" calcext:data-range="'order by LOWER filter'.C14:'order by LOWER filter'.S14"/>
              <calcext:sparkline calcext:cell-address="'order by LOWER filter'.T15" calcext:data-range="'order by LOWER filter'.C15:'order by LOWER filter'.S15"/>
              <calcext:sparkline calcext:cell-address="'order by LOWER filter'.T16" calcext:data-range="'order by LOWER filter'.C16:'order by LOWER filter'.S16"/>
              <calcext:sparkline calcext:cell-address="'order by LOWER filter'.T17" calcext:data-range="'order by LOWER filter'.C17:'order by LOWER filter'.S17"/>
              <calcext:sparkline calcext:cell-address="'order by LOWER filter'.T18" calcext:data-range="'order by LOWER filter'.C18:'order by LOWER filter'.S18"/>
              <calcext:sparkline calcext:cell-address="'order by LOWER filter'.T19" calcext:data-range="'order by LOWER filter'.C19:'order by LOWER filter'.S19"/>
              <calcext:sparkline calcext:cell-address="'order by LOWER filter'.T20" calcext:data-range="'order by LOWER filter'.C20:'order by LOWER filter'.S20"/>
              <calcext:sparkline calcext:cell-address="'order by LOWER filter'.T21" calcext:data-range="'order by LOWER filter'.C21:'order by LOWER filter'.S21"/>
              <calcext:sparkline calcext:cell-address="'order by LOWER filter'.T22" calcext:data-range="'order by LOWER filter'.C22:'order by LOWER filter'.S22"/>
              <calcext:sparkline calcext:cell-address="'order by LOWER filter'.T23" calcext:data-range="'order by LOWER filter'.C23:'order by LOWER filter'.S23"/>
              <calcext:sparkline calcext:cell-address="'order by LOWER filter'.T24" calcext:data-range="'order by LOWER filter'.C24:'order by LOWER filter'.S24"/>
              <calcext:sparkline calcext:cell-address="'order by LOWER filter'.T25" calcext:data-range="'order by LOWER filter'.C25:'order by LOWER filter'.S25"/>
              <calcext:sparkline calcext:cell-address="'order by LOWER filter'.T26" calcext:data-range="'order by LOWER filter'.C26:'order by LOWER filter'.S26"/>
              <calcext:sparkline calcext:cell-address="'order by LOWER filter'.T27" calcext:data-range="'order by LOWER filter'.C27:'order by LOWER filter'.S27"/>
              <calcext:sparkline calcext:cell-address="'order by LOWER filter'.T28" calcext:data-range="'order by LOWER filter'.C28:'order by LOWER filter'.S28"/>
              <calcext:sparkline calcext:cell-address="'order by LOWER filter'.T29" calcext:data-range="'order by LOWER filter'.C29:'order by LOWER filter'.S29"/>
              <calcext:sparkline calcext:cell-address="'order by LOWER filter'.T30" calcext:data-range="'order by LOWER filter'.C30:'order by LOWER filter'.S30"/>
              <calcext:sparkline calcext:cell-address="'order by LOWER filter'.T31" calcext:data-range="'order by LOWER filter'.C31:'order by LOWER filter'.S31"/>
              <calcext:sparkline calcext:cell-address="'order by LOWER filter'.T32" calcext:data-range="'order by LOWER filter'.C32:'order by LOWER filter'.S32"/>
              <calcext:sparkline calcext:cell-address="'order by LOWER filter'.T33" calcext:data-range="'order by LOWER filter'.C33:'order by LOWER filter'.S33"/>
              <calcext:sparkline calcext:cell-address="'order by LOWER filter'.T34" calcext:data-range="'order by LOWER filter'.C34:'order by LOWER filter'.S34"/>
              <calcext:sparkline calcext:cell-address="'order by LOWER filter'.T35" calcext:data-range="'order by LOWER filter'.C35:'order by LOWER filter'.S35"/>
              <calcext:sparkline calcext:cell-address="'order by LOWER filter'.T36" calcext:data-range="'order by LOWER filter'.C36:'order by LOWER filter'.S36"/>
              <calcext:sparkline calcext:cell-address="'order by LOWER filter'.T37" calcext:data-range="'order by LOWER filter'.C37:'order by LOWER filter'.S37"/>
              <calcext:sparkline calcext:cell-address="'order by LOWER filter'.T38" calcext:data-range="'order by LOWER filter'.C38:'order by LOWER filter'.S38"/>
              <calcext:sparkline calcext:cell-address="'order by LOWER filter'.T39" calcext:data-range="'order by LOWER filter'.C39:'order by LOWER filter'.S39"/>
              <calcext:sparkline calcext:cell-address="'order by LOWER filter'.T40" calcext:data-range="'order by LOWER filter'.C40:'order by LOWER filter'.S40"/>
              <calcext:sparkline calcext:cell-address="'order by LOWER filter'.T41" calcext:data-range="'order by LOWER filter'.C41:'order by LOWER filter'.S41"/>
            </calcext:sparklines>
          </calcext:sparkline-group>
        </calcext:sparkline-group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4" number:min-decimal-places="4" number:min-integer-digits="1"/>
    </number:number-style>
    <number:number-style style:name="N120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style:diagonal-bl-tr="none" style:diagonal-tl-br="none"/>
      <style:text-properties fo:color="#757575"/>
    </style:style>
    <style:style style:name="Untitled2" style:family="table-cell" style:parent-style-name="Default">
      <style:table-cell-properties style:diagonal-bl-tr="none" style:diagonal-tl-br="none"/>
      <style:text-properties fo:color="#ffa000"/>
    </style:style>
    <style:style style:name="Untitled3" style:family="table-cell" style:parent-style-name="Default">
      <style:text-properties fo:color="#e65100"/>
    </style:style>
    <style:style style:name="Untitled4" style:family="table-cell" style:parent-style-name="Default">
      <style:text-properties fo:color="#d32f2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2">00/00/0000</text:date>, <text:time style:data-style-name="N2" text:time-value="12:41:00.1538953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  <dc:date>2024-06-12T12:37:03.253869794</dc:date>
    <meta:editing-duration>PT2H28M45S</meta:editing-duration>
    <meta:editing-cycles>31</meta:editing-cycles>
    <meta:document-statistic meta:table-count="2" meta:cell-count="1544" meta:object-count="0"/>
  </office:meta>
</office:document-meta>
</file>